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4.366cm"/>
    </style:style>
    <style:style style:name="co2" style:family="table-column">
      <style:table-column-properties fo:break-before="auto" style:column-width="2.895cm"/>
    </style:style>
    <style:style style:name="co3" style:family="table-column">
      <style:table-column-properties fo:break-before="auto" style:column-width="2.731cm"/>
    </style:style>
    <style:style style:name="co4" style:family="table-column">
      <style:table-column-properties fo:break-before="auto" style:column-width="1.207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2.159cm"/>
    </style:style>
    <style:style style:name="co7" style:family="table-column">
      <style:table-column-properties fo:break-before="auto" style:column-width="2.023cm"/>
    </style:style>
    <style:style style:name="co8" style:family="table-column">
      <style:table-column-properties fo:break-before="auto" style:column-width="1.016cm"/>
    </style:style>
    <style:style style:name="co9" style:family="table-column">
      <style:table-column-properties fo:break-before="auto" style:column-width="0.961cm"/>
    </style:style>
    <style:style style:name="co10" style:family="table-column">
      <style:table-column-properties fo:break-before="auto" style:column-width="2.485cm"/>
    </style:style>
    <style:style style:name="co11" style:family="table-column">
      <style:table-column-properties fo:break-before="auto" style:column-width="10.984cm"/>
    </style:style>
    <style:style style:name="co12" style:family="table-column">
      <style:table-column-properties fo:break-before="auto" style:column-width="1.887cm"/>
    </style:style>
    <style:style style:name="co1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ext-properties style:text-position=""/>
    </style:style>
    <style:style style:name="ce2" style:family="table-cell" style:parent-style-name="Default" style:data-style-name="N100"/>
  </office:automatic-styles>
  <office:body>
    <office:spreadsheet>
      <table:table table:name="dvbt-vom-2013-11-30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11" table:default-cell-style-name="Default"/>
        <table:table-row table:style-name="ro1">
          <table:table-cell office:value-type="string" calcext:value-type="string">
            <text:p>Standort</text:p>
          </table:table-cell>
          <table:table-cell office:value-type="string" calcext:value-type="string">
            <text:p>Standort-inhaber</text:p>
          </table:table-cell>
          <table:table-cell table:style-name="Default" office:value-type="string" calcext:value-type="string">
            <text:p>Inbetriebnahme</text:p>
          </table:table-cell>
          <table:table-cell office:value-type="string" calcext:value-type="string">
            <text:p>Kanal</text:p>
          </table:table-cell>
          <table:table-cell office:value-type="string" calcext:value-type="string">
            <text:p>Frequenz [MHz]</text:p>
          </table:table-cell>
          <table:table-cell office:value-type="string" calcext:value-type="string">
            <text:p>Polarisation</text:p>
          </table:table-cell>
          <table:table-cell office:value-type="string" calcext:value-type="string">
            <text:p>Modulation</text:p>
          </table:table-cell>
          <table:table-cell office:value-type="string" calcext:value-type="string">
            <text:p>FEC</text:p>
          </table:table-cell>
          <table:table-cell office:value-type="string" calcext:value-type="string">
            <text:p>FFT</text:p>
          </table:table-cell>
          <table:table-cell office:value-type="string" calcext:value-type="string">
            <text:p>Guardintervall</text:p>
          </table:table-cell>
          <table:table-cell office:value-type="string" calcext:value-type="string">
            <text:p>Programm - Belegung</text:p>
          </table:table-cell>
          <table:table-cell office:value-type="string" calcext:value-type="string">
            <text:p>(ERP) kW</text:p>
          </table:table-cell>
          <table:table-cell office:value-type="string" calcext:value-type="string">
            <text:p>Formatiert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freq</text:p>
          </table:table-cell>
          <table:table-cell office:value-type="string" calcext:value-type="string">
            <text:p>bw</text:p>
          </table:table-cell>
          <table:table-cell office:value-type="string" calcext:value-type="string">
            <text:p>fec_hi</text:p>
          </table:table-cell>
          <table:table-cell office:value-type="string" calcext:value-type="string">
            <text:p>fec_lo</text:p>
          </table:table-cell>
          <table:table-cell office:value-type="string" calcext:value-type="string">
            <text:p>mod</text:p>
          </table:table-cell>
          <table:table-cell office:value-type="string" calcext:value-type="string">
            <text:p>transmission-mode</text:p>
          </table:table-cell>
          <table:table-cell office:value-type="string" calcext:value-type="string">
            <text:p>guard-interval</text:p>
          </table:table-cell>
          <table:table-cell office:value-type="string" calcext:value-type="string">
            <text:p>hierarchy</text:p>
          </table:table-cell>
          <table:table-cell office:value-type="string" calcext:value-type="string">
            <text:p>Comment</text:p>
          </table:table-cell>
        </table:table-row>
        <table:table-row table:style-name="ro1">
          <table:table-cell office:value-type="string" calcext:value-type="string">
            <text:p>Aachen-Stadt (Karlshöhe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0.11.2007</text:p>
          </table:table-cell>
          <table:table-cell office:value-type="float" office:value="26" calcext:value-type="float">
            <text:p>2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 kW</text:p>
          </table:table-cell>
          <table:table-cell/>
          <table:table-cell office:value-type="string" calcext:value-type="string">
            <text:p>T</text:p>
          </table:table-cell>
          <table:table-cell office:value-type="float" office:value="538000000" calcext:value-type="float">
            <text:p>538000000</text:p>
          </table:table-cell>
          <table:table-cell office:value-type="string" calcext:value-type="string">
            <text:p>8MHz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NONE</text:p>
          </table:table-cell>
          <table:table-cell office:value-type="string" calcext:value-type="string">
            <text:p>QAM16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] &amp; &quot; &quot; &amp; [.D2] &amp; &quot; &quot; &amp; [.K2]" office:value-type="string" office:string-value="#Aachen-Stadt (Karlshöhe) 26 ZDF, 3sat, KiKa / ZDFneo, ZDFinfo" calcext:value-type="string">
            <text:p>#Aachen-Stadt (Karlshöhe) 26 ZDF, 3sat, KiKa / ZDFneo, ZDFinfo</text:p>
          </table:table-cell>
        </table:table-row>
        <table:table-row table:style-name="ro1">
          <table:table-cell office:value-type="string" calcext:value-type="string">
            <text:p>Aachen-Stadt (Karlshöhe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0.11.2007</text:p>
          </table:table-cell>
          <table:table-cell office:value-type="float" office:value="37" calcext:value-type="float">
            <text:p>3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Aachen, NDR/WDR-Köln, MDR, SWR</text:p>
          </table:table-cell>
          <table:table-cell office:value-type="string" calcext:value-type="string">
            <text:p>10 kW</text:p>
          </table:table-cell>
          <table:table-cell/>
          <table:table-cell office:value-type="string" calcext:value-type="string">
            <text:p>T</text:p>
          </table:table-cell>
          <table:table-cell table:formula="of:=[.E3]*1000000" office:value-type="float" office:value="602000000" calcext:value-type="float">
            <text:p>60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3];3;7;&quot;&quot;)" office:value-type="string" office:string-value="QAM64" calcext:value-type="string">
            <text:p>QAM64</text:p>
          </table:table-cell>
          <table:table-cell table:formula="of:=[.I3]" office:value-type="string" office:string-value="8k" calcext:value-type="string">
            <text:p>8k</text:p>
          </table:table-cell>
          <table:table-cell table:formula="of:=[.J3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3] &amp; &quot; &quot; &amp; [.D3] &amp; &quot; &quot; &amp; [.K3]" office:value-type="string" office:string-value="#Aachen-Stadt (Karlshöhe) 37 WDR-Aachen, NDR/WDR-Köln, MDR, SWR" calcext:value-type="string">
            <text:p>#Aachen-Stadt (Karlshöhe) 37 WDR-Aachen, NDR/WDR-Köln, MDR, SWR</text:p>
          </table:table-cell>
        </table:table-row>
        <table:table-row table:style-name="ro1">
          <table:table-cell office:value-type="string" calcext:value-type="string">
            <text:p>Aachen-Stadt (Karlshöhe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0.11.2007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10 kW</text:p>
          </table:table-cell>
          <table:table-cell/>
          <table:table-cell office:value-type="string" calcext:value-type="string">
            <text:p>T</text:p>
          </table:table-cell>
          <table:table-cell table:formula="of:=[.E4]*1000000" office:value-type="float" office:value="706000000" calcext:value-type="float">
            <text:p>70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4];3;7;&quot;&quot;)" office:value-type="string" office:string-value="QAM16" calcext:value-type="string">
            <text:p>QAM16</text:p>
          </table:table-cell>
          <table:table-cell table:formula="of:=[.I4]" office:value-type="string" office:string-value="8k" calcext:value-type="string">
            <text:p>8k</text:p>
          </table:table-cell>
          <table:table-cell table:formula="of:=[.J4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] &amp; &quot; &quot; &amp; [.D4] &amp; &quot; &quot; &amp; [.K4]" office:value-type="string" office:string-value="#Aachen-Stadt (Karlshöhe) 50 Das Erste, arte, Phoenix, EinsFestival" calcext:value-type="string">
            <text:p>#Aachen-Stadt (Karlshöhe) 50 Das Erste, arte, Phoenix, EinsFestival</text:p>
          </table:table-cell>
        </table:table-row>
        <table:table-row table:style-name="ro1">
          <table:table-cell office:value-type="string" calcext:value-type="string">
            <text:p>Aachen-Stol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20.11.2007</text:p>
          </table:table-cell>
          <table:table-cell office:value-type="float" office:value="26" calcext:value-type="float">
            <text:p>2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5]*1000000" office:value-type="float" office:value="514000000" calcext:value-type="float">
            <text:p>51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5];3;7;&quot;&quot;)" office:value-type="string" office:string-value="QAM16" calcext:value-type="string">
            <text:p>QAM16</text:p>
          </table:table-cell>
          <table:table-cell table:formula="of:=[.I5]" office:value-type="string" office:string-value="8k" calcext:value-type="string">
            <text:p>8k</text:p>
          </table:table-cell>
          <table:table-cell table:formula="of:=[.J5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] &amp; &quot; &quot; &amp; [.D5] &amp; &quot; &quot; &amp; [.K5]" office:value-type="string" office:string-value="#Aachen-Stolberg 26 ZDF, 3sat, KiKa / ZDFneo, ZDFinfo" calcext:value-type="string">
            <text:p>#Aachen-Stolberg 26 ZDF, 3sat, KiKa / ZDFneo, ZDFinfo</text:p>
          </table:table-cell>
        </table:table-row>
        <table:table-row table:style-name="ro1">
          <table:table-cell office:value-type="string" calcext:value-type="string">
            <text:p>Aachen-Stol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20.11.2007</text:p>
          </table:table-cell>
          <table:table-cell office:value-type="float" office:value="37" calcext:value-type="float">
            <text:p>37</text:p>
          </table:table-cell>
          <table:table-cell office:value-type="float" office:value="602" calcext:value-type="float">
            <text:p>60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Aachen, NDR/WDR-Köln, MDR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6]*1000000" office:value-type="float" office:value="602000000" calcext:value-type="float">
            <text:p>60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6];3;7;&quot;&quot;)" office:value-type="string" office:string-value="QAM64" calcext:value-type="string">
            <text:p>QAM64</text:p>
          </table:table-cell>
          <table:table-cell table:formula="of:=[.I6]" office:value-type="string" office:string-value="8k" calcext:value-type="string">
            <text:p>8k</text:p>
          </table:table-cell>
          <table:table-cell table:formula="of:=[.J6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] &amp; &quot; &quot; &amp; [.D6] &amp; &quot; &quot; &amp; [.K6]" office:value-type="string" office:string-value="#Aachen-Stolberg 37 WDR-Aachen, NDR/WDR-Köln, MDR, SWR" calcext:value-type="string">
            <text:p>#Aachen-Stolberg 37 WDR-Aachen, NDR/WDR-Köln, MDR, SWR</text:p>
          </table:table-cell>
        </table:table-row>
        <table:table-row table:style-name="ro1">
          <table:table-cell office:value-type="string" calcext:value-type="string">
            <text:p>Aachen-Stol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20.11.2007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7]*1000000" office:value-type="float" office:value="706000000" calcext:value-type="float">
            <text:p>70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7];3;7;&quot;&quot;)" office:value-type="string" office:string-value="QAM16" calcext:value-type="string">
            <text:p>QAM16</text:p>
          </table:table-cell>
          <table:table-cell table:formula="of:=[.I7]" office:value-type="string" office:string-value="8k" calcext:value-type="string">
            <text:p>8k</text:p>
          </table:table-cell>
          <table:table-cell table:formula="of:=[.J7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] &amp; &quot; &quot; &amp; [.D7] &amp; &quot; &quot; &amp; [.K7]" office:value-type="string" office:string-value="#Aachen-Stolberg 50 Das Erste, arte, Phoenix, EinsFestival" calcext:value-type="string">
            <text:p>#Aachen-Stolberg 50 Das Erste, arte, Phoenix, EinsFestival</text:p>
          </table:table-cell>
        </table:table-row>
        <table:table-row table:style-name="ro1">
          <table:table-cell office:value-type="string" calcext:value-type="string">
            <text:p>Bielefeld / Hünenbur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9.05.2006</text:p>
          </table:table-cell>
          <table:table-cell office:value-type="float" office:value="26" calcext:value-type="float">
            <text:p>2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8]*1000000" office:value-type="float" office:value="514000000" calcext:value-type="float">
            <text:p>51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8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8];3;7;&quot;&quot;)" office:value-type="string" office:string-value="QAM16" calcext:value-type="string">
            <text:p>QAM16</text:p>
          </table:table-cell>
          <table:table-cell table:formula="of:=[.I8]" office:value-type="string" office:string-value="8k" calcext:value-type="string">
            <text:p>8k</text:p>
          </table:table-cell>
          <table:table-cell table:formula="of:=[.J8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8] &amp; &quot; &quot; &amp; [.D8] &amp; &quot; &quot; &amp; [.K8]" office:value-type="string" office:string-value="#Bielefeld / Hünenburg 26 Das Erste, arte, Phoenix, EinsFestival" calcext:value-type="string">
            <text:p>#Bielefeld / Hünenburg 26 Das Erste, arte, Phoenix, EinsFestival</text:p>
          </table:table-cell>
        </table:table-row>
        <table:table-row table:style-name="ro1">
          <table:table-cell office:value-type="string" calcext:value-type="string">
            <text:p>Bielefeld / Hünenbur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9.05.2006</text:p>
          </table:table-cell>
          <table:table-cell office:value-type="float" office:value="31" calcext:value-type="float">
            <text:p>3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OWL_aktuell, NDR/WDR-Südwestfalen, MDR, SWR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9]*1000000" office:value-type="float" office:value="554000000" calcext:value-type="float">
            <text:p>55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9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9];3;7;&quot;&quot;)" office:value-type="string" office:string-value="QAM64" calcext:value-type="string">
            <text:p>QAM64</text:p>
          </table:table-cell>
          <table:table-cell table:formula="of:=[.I9]" office:value-type="string" office:string-value="8k" calcext:value-type="string">
            <text:p>8k</text:p>
          </table:table-cell>
          <table:table-cell table:formula="of:=[.J9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9] &amp; &quot; &quot; &amp; [.D9] &amp; &quot; &quot; &amp; [.K9]" office:value-type="string" office:string-value="#Bielefeld / Hünenburg 31 WDR-OWL_aktuell, NDR/WDR-Südwestfalen, MDR, SWR" calcext:value-type="string">
            <text:p>#Bielefeld / Hünenburg 31 WDR-OWL_aktuell, NDR/WDR-Südwestfalen, MDR, SWR</text:p>
          </table:table-cell>
        </table:table-row>
        <table:table-row table:style-name="ro1">
          <table:table-cell office:value-type="string" calcext:value-type="string">
            <text:p>Bielefeld / Hünenburg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9.05.2006</text:p>
          </table:table-cell>
          <table:table-cell office:value-type="float" office:value="33" calcext:value-type="float">
            <text:p>3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10]*1000000" office:value-type="float" office:value="570000000" calcext:value-type="float">
            <text:p>57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0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10];3;7;&quot;&quot;)" office:value-type="string" office:string-value="QAM16" calcext:value-type="string">
            <text:p>QAM16</text:p>
          </table:table-cell>
          <table:table-cell table:formula="of:=[.I10]" office:value-type="string" office:string-value="8k" calcext:value-type="string">
            <text:p>8k</text:p>
          </table:table-cell>
          <table:table-cell table:formula="of:=[.J10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10] &amp; &quot; &quot; &amp; [.D10] &amp; &quot; &quot; &amp; [.K10]" office:value-type="string" office:string-value="#Bielefeld / Hünenburg 33 ZDF, 3sat, KiKa / ZDFneo, ZDFinfo" calcext:value-type="string">
            <text:p>#Bielefeld / Hünenburg 33 ZDF, 3sat, KiKa / ZDFneo, ZDFinfo</text:p>
          </table:table-cell>
        </table:table-row>
        <table:table-row table:style-name="ro1">
          <table:table-cell office:value-type="string" calcext:value-type="string">
            <text:p>Bonn-Venus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24.05.2004</text:p>
          </table:table-cell>
          <table:table-cell office:value-type="float" office:value="26" calcext:value-type="float">
            <text:p>2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11]*1000000" office:value-type="float" office:value="514000000" calcext:value-type="float">
            <text:p>51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1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11];3;7;&quot;&quot;)" office:value-type="string" office:string-value="QAM16" calcext:value-type="string">
            <text:p>QAM16</text:p>
          </table:table-cell>
          <table:table-cell table:formula="of:=[.I11]" office:value-type="string" office:string-value="8k" calcext:value-type="string">
            <text:p>8k</text:p>
          </table:table-cell>
          <table:table-cell table:formula="of:=[.J11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11] &amp; &quot; &quot; &amp; [.D11] &amp; &quot; &quot; &amp; [.K11]" office:value-type="string" office:string-value="#Bonn-Venusberg 26 ZDF, 3sat, KiKa / ZDFneo, ZDFinfo" calcext:value-type="string">
            <text:p>#Bonn-Venusberg 26 ZDF, 3sat, KiKa / ZDFneo, ZDFinfo</text:p>
          </table:table-cell>
        </table:table-row>
        <table:table-row table:style-name="ro1">
          <table:table-cell office:value-type="string" calcext:value-type="string">
            <text:p>Bonn-Venus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8.11.2004</text:p>
          </table:table-cell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RTL, RTL2, Super RTL, VOX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12]*1000000" office:value-type="float" office:value="538000000" calcext:value-type="float">
            <text:p>53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2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12];3;7;&quot;&quot;)" office:value-type="string" office:string-value="QAM16" calcext:value-type="string">
            <text:p>QAM16</text:p>
          </table:table-cell>
          <table:table-cell table:formula="of:=[.I12]" office:value-type="string" office:string-value="8k" calcext:value-type="string">
            <text:p>8k</text:p>
          </table:table-cell>
          <table:table-cell table:formula="of:=[.J12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12] &amp; &quot; &quot; &amp; [.D12] &amp; &quot; &quot; &amp; [.K12]" office:value-type="string" office:string-value="#Bonn-Venusberg 29 RTL, RTL2, Super RTL, VOX" calcext:value-type="string">
            <text:p>#Bonn-Venusberg 29 RTL, RTL2, Super RTL, VOX</text:p>
          </table:table-cell>
        </table:table-row>
        <table:table-row table:style-name="ro1">
          <table:table-cell office:value-type="string" calcext:value-type="string">
            <text:p>Bonn-Venus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4.04.2005</text:p>
          </table:table-cell>
          <table:table-cell office:value-type="float" office:value="36" calcext:value-type="float">
            <text:p>36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Tele5, CNN, Eurosport, VIVA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13]*1000000" office:value-type="float" office:value="594000000" calcext:value-type="float">
            <text:p>59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3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13];3;7;&quot;&quot;)" office:value-type="string" office:string-value="QAM16" calcext:value-type="string">
            <text:p>QAM16</text:p>
          </table:table-cell>
          <table:table-cell table:formula="of:=[.I13]" office:value-type="string" office:string-value="8k" calcext:value-type="string">
            <text:p>8k</text:p>
          </table:table-cell>
          <table:table-cell table:formula="of:=[.J13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13] &amp; &quot; &quot; &amp; [.D13] &amp; &quot; &quot; &amp; [.K13]" office:value-type="string" office:string-value="#Bonn-Venusberg 36 Tele5, CNN, Eurosport, VIVA" calcext:value-type="string">
            <text:p>#Bonn-Venusberg 36 Tele5, CNN, Eurosport, VIVA</text:p>
          </table:table-cell>
        </table:table-row>
        <table:table-row table:style-name="ro1">
          <table:table-cell office:value-type="string" calcext:value-type="string">
            <text:p>Bonn-Venus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24.05.2004</text:p>
          </table:table-cell>
          <table:table-cell office:value-type="float" office:value="49" calcext:value-type="float">
            <text:p>4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Köln, MDR/WDR-Bonn, NDR/WDR-Aachen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14]*1000000" office:value-type="float" office:value="698000000" calcext:value-type="float">
            <text:p>69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4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14];3;7;&quot;&quot;)" office:value-type="string" office:string-value="QAM64" calcext:value-type="string">
            <text:p>QAM64</text:p>
          </table:table-cell>
          <table:table-cell table:formula="of:=[.I14]" office:value-type="string" office:string-value="8k" calcext:value-type="string">
            <text:p>8k</text:p>
          </table:table-cell>
          <table:table-cell table:formula="of:=[.J14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14] &amp; &quot; &quot; &amp; [.D14] &amp; &quot; &quot; &amp; [.K14]" office:value-type="string" office:string-value="#Bonn-Venusberg 49 WDR-Köln, MDR/WDR-Bonn, NDR/WDR-Aachen, SWR" calcext:value-type="string">
            <text:p>#Bonn-Venusberg 49 WDR-Köln, MDR/WDR-Bonn, NDR/WDR-Aachen, SWR</text:p>
          </table:table-cell>
        </table:table-row>
        <table:table-row table:style-name="ro1">
          <table:table-cell office:value-type="string" calcext:value-type="string">
            <text:p>Bonn-Venus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4.03.2008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15]*1000000" office:value-type="float" office:value="706000000" calcext:value-type="float">
            <text:p>70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5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15];3;7;&quot;&quot;)" office:value-type="string" office:string-value="QAM16" calcext:value-type="string">
            <text:p>QAM16</text:p>
          </table:table-cell>
          <table:table-cell table:formula="of:=[.I15]" office:value-type="string" office:string-value="8k" calcext:value-type="string">
            <text:p>8k</text:p>
          </table:table-cell>
          <table:table-cell table:formula="of:=[.J15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15] &amp; &quot; &quot; &amp; [.D15] &amp; &quot; &quot; &amp; [.K15]" office:value-type="string" office:string-value="#Bonn-Venusberg 50 Das Erste, arte, Phoenix, EinsFestival" calcext:value-type="string">
            <text:p>#Bonn-Venusberg 50 Das Erste, arte, Phoenix, EinsFestival</text:p>
          </table:table-cell>
        </table:table-row>
        <table:table-row table:style-name="ro1">
          <table:table-cell office:value-type="string" calcext:value-type="string">
            <text:p>Bonn-Venus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4.03.2008</text:p>
          </table:table-cell>
          <table:table-cell office:value-type="float" office:value="53" calcext:value-type="float">
            <text:p>53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ProSieben, Sat.1, Kabel1, N24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16]*1000000" office:value-type="float" office:value="730000000" calcext:value-type="float">
            <text:p>73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6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16];3;7;&quot;&quot;)" office:value-type="string" office:string-value="QAM16" calcext:value-type="string">
            <text:p>QAM16</text:p>
          </table:table-cell>
          <table:table-cell table:formula="of:=[.I16]" office:value-type="string" office:string-value="8k" calcext:value-type="string">
            <text:p>8k</text:p>
          </table:table-cell>
          <table:table-cell table:formula="of:=[.J16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16] &amp; &quot; &quot; &amp; [.D16] &amp; &quot; &quot; &amp; [.K16]" office:value-type="string" office:string-value="#Bonn-Venusberg 53 ProSieben, Sat.1, Kabel1, N24" calcext:value-type="string">
            <text:p>#Bonn-Venusberg 53 ProSieben, Sat.1, Kabel1, N24</text:p>
          </table:table-cell>
        </table:table-row>
        <table:table-row table:style-name="ro1">
          <table:table-cell office:value-type="string" calcext:value-type="string">
            <text:p>Dortmund / Floria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4.2005</text:p>
          </table:table-cell>
          <table:table-cell office:value-type="float" office:value="25" calcext:value-type="float">
            <text:p>2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8</text:p>
          </table:table-cell>
          <table:table-cell office:value-type="string" calcext:value-type="string">
            <text:p>WDR-Dortmund, NDR/WDR-Ruhr, MDR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17]*1000000" office:value-type="float" office:value="506000000" calcext:value-type="float">
            <text:p>50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7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17];3;7;&quot;&quot;)" office:value-type="string" office:string-value="QAM16" calcext:value-type="string">
            <text:p>QAM16</text:p>
          </table:table-cell>
          <table:table-cell table:formula="of:=[.I17]" office:value-type="string" office:string-value="8k" calcext:value-type="string">
            <text:p>8k</text:p>
          </table:table-cell>
          <table:table-cell table:formula="of:=[.J17]" office:value-type="string" office:string-value="1/8" calcext:value-type="string">
            <text:p>1/8</text:p>
          </table:table-cell>
          <table:table-cell office:value-type="string" calcext:value-type="string">
            <text:p>NONE</text:p>
          </table:table-cell>
          <table:table-cell table:formula="of:=&quot;#&quot; &amp; [.A17] &amp; &quot; &quot; &amp; [.D17] &amp; &quot; &quot; &amp; [.K17]" office:value-type="string" office:string-value="#Dortmund / Florianturm 25 WDR-Dortmund, NDR/WDR-Ruhr, MDR, SWR" calcext:value-type="string">
            <text:p>#Dortmund / Florianturm 25 WDR-Dortmund, NDR/WDR-Ruhr, MDR, SWR</text:p>
          </table:table-cell>
        </table:table-row>
        <table:table-row table:style-name="ro1">
          <table:table-cell office:value-type="string" calcext:value-type="string">
            <text:p>Dortmund / Floria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RTL, RTL2, Super RTL, VOX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18]*1000000" office:value-type="float" office:value="538000000" calcext:value-type="float">
            <text:p>53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8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18];3;7;&quot;&quot;)" office:value-type="string" office:string-value="QAM16" calcext:value-type="string">
            <text:p>QAM16</text:p>
          </table:table-cell>
          <table:table-cell table:formula="of:=[.I18]" office:value-type="string" office:string-value="8k" calcext:value-type="string">
            <text:p>8k</text:p>
          </table:table-cell>
          <table:table-cell table:formula="of:=[.J18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18] &amp; &quot; &quot; &amp; [.D18] &amp; &quot; &quot; &amp; [.K18]" office:value-type="string" office:string-value="#Dortmund / Florianturm 29 RTL, RTL2, Super RTL, VOX" calcext:value-type="string">
            <text:p>#Dortmund / Florianturm 29 RTL, RTL2, Super RTL, VOX</text:p>
          </table:table-cell>
        </table:table-row>
        <table:table-row table:style-name="ro1">
          <table:table-cell office:value-type="string" calcext:value-type="string">
            <text:p>Dortmund / Floria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35" calcext:value-type="float">
            <text:p>3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19]*1000000" office:value-type="float" office:value="586000000" calcext:value-type="float">
            <text:p>58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19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19];3;7;&quot;&quot;)" office:value-type="string" office:string-value="QAM16" calcext:value-type="string">
            <text:p>QAM16</text:p>
          </table:table-cell>
          <table:table-cell table:formula="of:=[.I19]" office:value-type="string" office:string-value="8k" calcext:value-type="string">
            <text:p>8k</text:p>
          </table:table-cell>
          <table:table-cell table:formula="of:=[.J19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19] &amp; &quot; &quot; &amp; [.D19] &amp; &quot; &quot; &amp; [.K19]" office:value-type="string" office:string-value="#Dortmund / Florianturm 35 ZDF, 3sat, KiKa / ZDFneo, ZDFinfo" calcext:value-type="string">
            <text:p>#Dortmund / Florianturm 35 ZDF, 3sat, KiKa / ZDFneo, ZDFinfo</text:p>
          </table:table-cell>
        </table:table-row>
        <table:table-row table:style-name="ro1">
          <table:table-cell office:value-type="string" calcext:value-type="string">
            <text:p>Dortmund / Floria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1.02.2006</text:p>
          </table:table-cell>
          <table:table-cell office:value-type="float" office:value="48" calcext:value-type="float">
            <text:p>4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0]*1000000" office:value-type="float" office:value="690000000" calcext:value-type="float">
            <text:p>69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0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20];3;7;&quot;&quot;)" office:value-type="string" office:string-value="QAM16" calcext:value-type="string">
            <text:p>QAM16</text:p>
          </table:table-cell>
          <table:table-cell table:formula="of:=[.I20]" office:value-type="string" office:string-value="8k" calcext:value-type="string">
            <text:p>8k</text:p>
          </table:table-cell>
          <table:table-cell table:formula="of:=[.J20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0] &amp; &quot; &quot; &amp; [.D20] &amp; &quot; &quot; &amp; [.K20]" office:value-type="string" office:string-value="#Dortmund / Florianturm 48 Das Erste, arte, Phoenix, EinsFestival" calcext:value-type="string">
            <text:p>#Dortmund / Florianturm 48 Das Erste, arte, Phoenix, EinsFestival</text:p>
          </table:table-cell>
        </table:table-row>
        <table:table-row table:style-name="ro1">
          <table:table-cell office:value-type="string" calcext:value-type="string">
            <text:p>Dortmund / Floria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4.2005</text:p>
          </table:table-cell>
          <table:table-cell office:value-type="float" office:value="52" calcext:value-type="float">
            <text:p>5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Tele5, CNN, Eurosport, VIVA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1]*1000000" office:value-type="float" office:value="722000000" calcext:value-type="float">
            <text:p>72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1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21];3;7;&quot;&quot;)" office:value-type="string" office:string-value="QAM16" calcext:value-type="string">
            <text:p>QAM16</text:p>
          </table:table-cell>
          <table:table-cell table:formula="of:=[.I21]" office:value-type="string" office:string-value="8k" calcext:value-type="string">
            <text:p>8k</text:p>
          </table:table-cell>
          <table:table-cell table:formula="of:=[.J21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1] &amp; &quot; &quot; &amp; [.D21] &amp; &quot; &quot; &amp; [.K21]" office:value-type="string" office:string-value="#Dortmund / Florianturm 52 Tele5, CNN, Eurosport, VIVA" calcext:value-type="string">
            <text:p>#Dortmund / Florianturm 52 Tele5, CNN, Eurosport, VIVA</text:p>
          </table:table-cell>
        </table:table-row>
        <table:table-row table:style-name="ro1">
          <table:table-cell office:value-type="string" calcext:value-type="string">
            <text:p>Dortmund / Floria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55" calcext:value-type="float">
            <text:p>5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ProSieben, Sat.1, Kabel1, N24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2]*1000000" office:value-type="float" office:value="746000000" calcext:value-type="float">
            <text:p>74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2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22];3;7;&quot;&quot;)" office:value-type="string" office:string-value="QAM16" calcext:value-type="string">
            <text:p>QAM16</text:p>
          </table:table-cell>
          <table:table-cell table:formula="of:=[.I22]" office:value-type="string" office:string-value="8k" calcext:value-type="string">
            <text:p>8k</text:p>
          </table:table-cell>
          <table:table-cell table:formula="of:=[.J22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2] &amp; &quot; &quot; &amp; [.D22] &amp; &quot; &quot; &amp; [.K22]" office:value-type="string" office:string-value="#Dortmund / Florianturm 55 ProSieben, Sat.1, Kabel1, N24" calcext:value-type="string">
            <text:p>#Dortmund / Florianturm 55 ProSieben, Sat.1, Kabel1, N24</text:p>
          </table:table-cell>
        </table:table-row>
        <table:table-row table:style-name="ro1">
          <table:table-cell office:value-type="string" calcext:value-type="string">
            <text:p>Düsseldorf / Rhei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RTL, RTL2, Super RTL, VOX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3]*1000000" office:value-type="float" office:value="538000000" calcext:value-type="float">
            <text:p>53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3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23];3;7;&quot;&quot;)" office:value-type="string" office:string-value="QAM16" calcext:value-type="string">
            <text:p>QAM16</text:p>
          </table:table-cell>
          <table:table-cell table:formula="of:=[.I23]" office:value-type="string" office:string-value="8k" calcext:value-type="string">
            <text:p>8k</text:p>
          </table:table-cell>
          <table:table-cell table:formula="of:=[.J23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3] &amp; &quot; &quot; &amp; [.D23] &amp; &quot; &quot; &amp; [.K23]" office:value-type="string" office:string-value="#Düsseldorf / Rheinturm 29 RTL, RTL2, Super RTL, VOX" calcext:value-type="string">
            <text:p>#Düsseldorf / Rheinturm 29 RTL, RTL2, Super RTL, VOX</text:p>
          </table:table-cell>
        </table:table-row>
        <table:table-row table:style-name="ro1">
          <table:table-cell office:value-type="string" calcext:value-type="string">
            <text:p>Düsseldorf / Rhei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35" calcext:value-type="float">
            <text:p>3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4]*1000000" office:value-type="float" office:value="586000000" calcext:value-type="float">
            <text:p>58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4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24];3;7;&quot;&quot;)" office:value-type="string" office:string-value="QAM16" calcext:value-type="string">
            <text:p>QAM16</text:p>
          </table:table-cell>
          <table:table-cell table:formula="of:=[.I24]" office:value-type="string" office:string-value="8k" calcext:value-type="string">
            <text:p>8k</text:p>
          </table:table-cell>
          <table:table-cell table:formula="of:=[.J24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4] &amp; &quot; &quot; &amp; [.D24] &amp; &quot; &quot; &amp; [.K24]" office:value-type="string" office:string-value="#Düsseldorf / Rheinturm 35 ZDF, 3sat, KiKa / ZDFneo, ZDFinfo" calcext:value-type="string">
            <text:p>#Düsseldorf / Rheinturm 35 ZDF, 3sat, KiKa / ZDFneo, ZDFinfo</text:p>
          </table:table-cell>
        </table:table-row>
        <table:table-row table:style-name="ro1">
          <table:table-cell office:value-type="string" calcext:value-type="string">
            <text:p>Düsseldorf / Rhei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4.2005</text:p>
          </table:table-cell>
          <table:table-cell office:value-type="float" office:value="46" calcext:value-type="float">
            <text:p>4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Düsseldorf, MDR/WDR-Duisburg, NDR/WDR-Berg.Land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5]*1000000" office:value-type="float" office:value="674000000" calcext:value-type="float">
            <text:p>67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5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25];3;7;&quot;&quot;)" office:value-type="string" office:string-value="QAM64" calcext:value-type="string">
            <text:p>QAM64</text:p>
          </table:table-cell>
          <table:table-cell table:formula="of:=[.I25]" office:value-type="string" office:string-value="8k" calcext:value-type="string">
            <text:p>8k</text:p>
          </table:table-cell>
          <table:table-cell table:formula="of:=[.J25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5] &amp; &quot; &quot; &amp; [.D25] &amp; &quot; &quot; &amp; [.K25]" office:value-type="string" office:string-value="#Düsseldorf / Rheinturm 46 WDR-Düsseldorf, MDR/WDR-Duisburg, NDR/WDR-Berg.Land, SWR" calcext:value-type="string">
            <text:p>#Düsseldorf / Rheinturm 46 WDR-Düsseldorf, MDR/WDR-Duisburg, NDR/WDR-Berg.Land, SWR</text:p>
          </table:table-cell>
        </table:table-row>
        <table:table-row table:style-name="ro1">
          <table:table-cell office:value-type="string" calcext:value-type="string">
            <text:p>Düsseldorf / Rhei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1.02.2006</text:p>
          </table:table-cell>
          <table:table-cell office:value-type="float" office:value="48" calcext:value-type="float">
            <text:p>4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6]*1000000" office:value-type="float" office:value="690000000" calcext:value-type="float">
            <text:p>69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6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26];3;7;&quot;&quot;)" office:value-type="string" office:string-value="QAM16" calcext:value-type="string">
            <text:p>QAM16</text:p>
          </table:table-cell>
          <table:table-cell table:formula="of:=[.I26]" office:value-type="string" office:string-value="8k" calcext:value-type="string">
            <text:p>8k</text:p>
          </table:table-cell>
          <table:table-cell table:formula="of:=[.J26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6] &amp; &quot; &quot; &amp; [.D26] &amp; &quot; &quot; &amp; [.K26]" office:value-type="string" office:string-value="#Düsseldorf / Rheinturm 48 Das Erste, arte, Phoenix, EinsFestival" calcext:value-type="string">
            <text:p>#Düsseldorf / Rheinturm 48 Das Erste, arte, Phoenix, EinsFestival</text:p>
          </table:table-cell>
        </table:table-row>
        <table:table-row table:style-name="ro1">
          <table:table-cell office:value-type="string" calcext:value-type="string">
            <text:p>Düsseldorf / Rhei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4.2005</text:p>
          </table:table-cell>
          <table:table-cell office:value-type="float" office:value="52" calcext:value-type="float">
            <text:p>5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Tele5, CNN, Eurosport, VIVA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7]*1000000" office:value-type="float" office:value="722000000" calcext:value-type="float">
            <text:p>72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7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27];3;7;&quot;&quot;)" office:value-type="string" office:string-value="QAM16" calcext:value-type="string">
            <text:p>QAM16</text:p>
          </table:table-cell>
          <table:table-cell table:formula="of:=[.I27]" office:value-type="string" office:string-value="8k" calcext:value-type="string">
            <text:p>8k</text:p>
          </table:table-cell>
          <table:table-cell table:formula="of:=[.J27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7] &amp; &quot; &quot; &amp; [.D27] &amp; &quot; &quot; &amp; [.K27]" office:value-type="string" office:string-value="#Düsseldorf / Rheinturm 52 Tele5, CNN, Eurosport, VIVA" calcext:value-type="string">
            <text:p>#Düsseldorf / Rheinturm 52 Tele5, CNN, Eurosport, VIVA</text:p>
          </table:table-cell>
        </table:table-row>
        <table:table-row table:style-name="ro1">
          <table:table-cell office:value-type="string" calcext:value-type="string">
            <text:p>Düsseldorf / Rheinturm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55" calcext:value-type="float">
            <text:p>5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ProSieben, Sat.1, Kabel1, N24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8]*1000000" office:value-type="float" office:value="746000000" calcext:value-type="float">
            <text:p>74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8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28];3;7;&quot;&quot;)" office:value-type="string" office:string-value="QAM16" calcext:value-type="string">
            <text:p>QAM16</text:p>
          </table:table-cell>
          <table:table-cell table:formula="of:=[.I28]" office:value-type="string" office:string-value="8k" calcext:value-type="string">
            <text:p>8k</text:p>
          </table:table-cell>
          <table:table-cell table:formula="of:=[.J28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8] &amp; &quot; &quot; &amp; [.D28] &amp; &quot; &quot; &amp; [.K28]" office:value-type="string" office:string-value="#Düsseldorf / Rheinturm 55 ProSieben, Sat.1, Kabel1, N24" calcext:value-type="string">
            <text:p>#Düsseldorf / Rheinturm 55 ProSieben, Sat.1, Kabel1, N24</text:p>
          </table:table-cell>
        </table:table-row>
        <table:table-row table:style-name="ro1">
          <table:table-cell office:value-type="string" calcext:value-type="string">
            <text:p>Essen-Holsterhaus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RTL, RTL2, Super RTL, VOX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29]*1000000" office:value-type="float" office:value="538000000" calcext:value-type="float">
            <text:p>53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29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29];3;7;&quot;&quot;)" office:value-type="string" office:string-value="QAM16" calcext:value-type="string">
            <text:p>QAM16</text:p>
          </table:table-cell>
          <table:table-cell table:formula="of:=[.I29]" office:value-type="string" office:string-value="8k" calcext:value-type="string">
            <text:p>8k</text:p>
          </table:table-cell>
          <table:table-cell table:formula="of:=[.J29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29] &amp; &quot; &quot; &amp; [.D29] &amp; &quot; &quot; &amp; [.K29]" office:value-type="string" office:string-value="#Essen-Holsterhausen 29 RTL, RTL2, Super RTL, VOX" calcext:value-type="string">
            <text:p>#Essen-Holsterhausen 29 RTL, RTL2, Super RTL, VOX</text:p>
          </table:table-cell>
        </table:table-row>
        <table:table-row table:style-name="ro1">
          <table:table-cell office:value-type="string" calcext:value-type="string">
            <text:p>Essen-Holsterhaus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35" calcext:value-type="float">
            <text:p>3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30]*1000000" office:value-type="float" office:value="586000000" calcext:value-type="float">
            <text:p>58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0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30];3;7;&quot;&quot;)" office:value-type="string" office:string-value="QAM16" calcext:value-type="string">
            <text:p>QAM16</text:p>
          </table:table-cell>
          <table:table-cell table:formula="of:=[.I30]" office:value-type="string" office:string-value="8k" calcext:value-type="string">
            <text:p>8k</text:p>
          </table:table-cell>
          <table:table-cell table:formula="of:=[.J30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30] &amp; &quot; &quot; &amp; [.D30] &amp; &quot; &quot; &amp; [.K30]" office:value-type="string" office:string-value="#Essen-Holsterhausen 35 ZDF, 3sat, KiKa / ZDFneo, ZDFinfo" calcext:value-type="string">
            <text:p>#Essen-Holsterhausen 35 ZDF, 3sat, KiKa / ZDFneo, ZDFinfo</text:p>
          </table:table-cell>
        </table:table-row>
        <table:table-row table:style-name="ro1">
          <table:table-cell office:value-type="string" calcext:value-type="string">
            <text:p>Essen-Holsterhaus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1.02.2006</text:p>
          </table:table-cell>
          <table:table-cell office:value-type="float" office:value="48" calcext:value-type="float">
            <text:p>4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31]*1000000" office:value-type="float" office:value="690000000" calcext:value-type="float">
            <text:p>69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1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31];3;7;&quot;&quot;)" office:value-type="string" office:string-value="QAM16" calcext:value-type="string">
            <text:p>QAM16</text:p>
          </table:table-cell>
          <table:table-cell table:formula="of:=[.I31]" office:value-type="string" office:string-value="8k" calcext:value-type="string">
            <text:p>8k</text:p>
          </table:table-cell>
          <table:table-cell table:formula="of:=[.J31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31] &amp; &quot; &quot; &amp; [.D31] &amp; &quot; &quot; &amp; [.K31]" office:value-type="string" office:string-value="#Essen-Holsterhausen 48 Das Erste, arte, Phoenix, EinsFestival" calcext:value-type="string">
            <text:p>#Essen-Holsterhausen 48 Das Erste, arte, Phoenix, EinsFestival</text:p>
          </table:table-cell>
        </table:table-row>
        <table:table-row table:style-name="ro1">
          <table:table-cell office:value-type="string" calcext:value-type="string">
            <text:p>Essen-Holsterhaus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4.2005</text:p>
          </table:table-cell>
          <table:table-cell office:value-type="float" office:value="52" calcext:value-type="float">
            <text:p>5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Tele5, CNN, Eurosport, VIVA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32]*1000000" office:value-type="float" office:value="722000000" calcext:value-type="float">
            <text:p>72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2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32];3;7;&quot;&quot;)" office:value-type="string" office:string-value="QAM16" calcext:value-type="string">
            <text:p>QAM16</text:p>
          </table:table-cell>
          <table:table-cell table:formula="of:=[.I32]" office:value-type="string" office:string-value="8k" calcext:value-type="string">
            <text:p>8k</text:p>
          </table:table-cell>
          <table:table-cell table:formula="of:=[.J32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32] &amp; &quot; &quot; &amp; [.D32] &amp; &quot; &quot; &amp; [.K32]" office:value-type="string" office:string-value="#Essen-Holsterhausen 52 Tele5, CNN, Eurosport, VIVA" calcext:value-type="string">
            <text:p>#Essen-Holsterhausen 52 Tele5, CNN, Eurosport, VIVA</text:p>
          </table:table-cell>
        </table:table-row>
        <table:table-row table:style-name="ro1">
          <table:table-cell office:value-type="string" calcext:value-type="string">
            <text:p>Essen-Holsterhaus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55" calcext:value-type="float">
            <text:p>5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ProSieben, Sat.1, Kabel1, N24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33]*1000000" office:value-type="float" office:value="746000000" calcext:value-type="float">
            <text:p>74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3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33];3;7;&quot;&quot;)" office:value-type="string" office:string-value="QAM16" calcext:value-type="string">
            <text:p>QAM16</text:p>
          </table:table-cell>
          <table:table-cell table:formula="of:=[.I33]" office:value-type="string" office:string-value="8k" calcext:value-type="string">
            <text:p>8k</text:p>
          </table:table-cell>
          <table:table-cell table:formula="of:=[.J33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33] &amp; &quot; &quot; &amp; [.D33] &amp; &quot; &quot; &amp; [.K33]" office:value-type="string" office:string-value="#Essen-Holsterhausen 55 ProSieben, Sat.1, Kabel1, N24" calcext:value-type="string">
            <text:p>#Essen-Holsterhausen 55 ProSieben, Sat.1, Kabel1, N24</text:p>
          </table:table-cell>
        </table:table-row>
        <table:table-row table:style-name="ro1">
          <table:table-cell office:value-type="string" calcext:value-type="string">
            <text:p>Essen-Holsterhause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1.02.2007</text:p>
          </table:table-cell>
          <table:table-cell office:value-type="float" office:value="57" calcext:value-type="float">
            <text:p>57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8</text:p>
          </table:table-cell>
          <table:table-cell office:value-type="string" calcext:value-type="string">
            <text:p>WDR-Ruhr, NDR/WDR-Dortmund, MDR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34]*1000000" office:value-type="float" office:value="762000000" calcext:value-type="float">
            <text:p>76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4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34];3;7;&quot;&quot;)" office:value-type="string" office:string-value="QAM16" calcext:value-type="string">
            <text:p>QAM16</text:p>
          </table:table-cell>
          <table:table-cell table:formula="of:=[.I34]" office:value-type="string" office:string-value="8k" calcext:value-type="string">
            <text:p>8k</text:p>
          </table:table-cell>
          <table:table-cell table:formula="of:=[.J34]" office:value-type="string" office:string-value="1/8" calcext:value-type="string">
            <text:p>1/8</text:p>
          </table:table-cell>
          <table:table-cell office:value-type="string" calcext:value-type="string">
            <text:p>NONE</text:p>
          </table:table-cell>
          <table:table-cell table:formula="of:=&quot;#&quot; &amp; [.A34] &amp; &quot; &quot; &amp; [.D34] &amp; &quot; &quot; &amp; [.K34]" office:value-type="string" office:string-value="#Essen-Holsterhausen 57 WDR-Ruhr, NDR/WDR-Dortmund, MDR, SWR" calcext:value-type="string">
            <text:p>#Essen-Holsterhausen 57 WDR-Ruhr, NDR/WDR-Dortmund, MDR, SWR</text:p>
          </table:table-cell>
        </table:table-row>
        <table:table-row table:style-name="ro1">
          <table:table-cell office:value-type="string" calcext:value-type="string">
            <text:p>Gelsenkirchen-Scholven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1.02.2007</text:p>
          </table:table-cell>
          <table:table-cell office:value-type="float" office:value="57" calcext:value-type="float">
            <text:p>57</text:p>
          </table:table-cell>
          <table:table-cell office:value-type="float" office:value="762" calcext:value-type="float">
            <text:p>76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8</text:p>
          </table:table-cell>
          <table:table-cell office:value-type="string" calcext:value-type="string">
            <text:p>WDR-Ruhr, NDR/WDR-Dortmund, MDR, SWR</text:p>
          </table:table-cell>
          <table:table-cell office:value-type="string" calcext:value-type="string">
            <text:p>10 kW</text:p>
          </table:table-cell>
          <table:table-cell/>
          <table:table-cell office:value-type="string" calcext:value-type="string">
            <text:p>T</text:p>
          </table:table-cell>
          <table:table-cell table:formula="of:=[.E35]*1000000" office:value-type="float" office:value="762000000" calcext:value-type="float">
            <text:p>76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5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35];3;7;&quot;&quot;)" office:value-type="string" office:string-value="QAM16" calcext:value-type="string">
            <text:p>QAM16</text:p>
          </table:table-cell>
          <table:table-cell table:formula="of:=[.I35]" office:value-type="string" office:string-value="8k" calcext:value-type="string">
            <text:p>8k</text:p>
          </table:table-cell>
          <table:table-cell table:formula="of:=[.J35]" office:value-type="string" office:string-value="1/8" calcext:value-type="string">
            <text:p>1/8</text:p>
          </table:table-cell>
          <table:table-cell office:value-type="string" calcext:value-type="string">
            <text:p>NONE</text:p>
          </table:table-cell>
          <table:table-cell table:formula="of:=&quot;#&quot; &amp; [.A35] &amp; &quot; &quot; &amp; [.D35] &amp; &quot; &quot; &amp; [.K35]" office:value-type="string" office:string-value="#Gelsenkirchen-Scholven 57 WDR-Ruhr, NDR/WDR-Dortmund, MDR, SWR" calcext:value-type="string">
            <text:p>#Gelsenkirchen-Scholven 57 WDR-Ruhr, NDR/WDR-Dortmund, MDR, SWR</text:p>
          </table:table-cell>
        </table:table-row>
        <table:table-row table:style-name="ro1">
          <table:table-cell office:value-type="string" calcext:value-type="string">
            <text:p>Gummersbach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8.11.2004</text:p>
          </table:table-cell>
          <table:table-cell office:value-type="float" office:value="26" calcext:value-type="float">
            <text:p>2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3 kW</text:p>
          </table:table-cell>
          <table:table-cell/>
          <table:table-cell office:value-type="string" calcext:value-type="string">
            <text:p>T</text:p>
          </table:table-cell>
          <table:table-cell table:formula="of:=[.E36]*1000000" office:value-type="float" office:value="514000000" calcext:value-type="float">
            <text:p>51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6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36];3;7;&quot;&quot;)" office:value-type="string" office:string-value="QAM16" calcext:value-type="string">
            <text:p>QAM16</text:p>
          </table:table-cell>
          <table:table-cell table:formula="of:=[.I36]" office:value-type="string" office:string-value="8k" calcext:value-type="string">
            <text:p>8k</text:p>
          </table:table-cell>
          <table:table-cell table:formula="of:=[.J36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36] &amp; &quot; &quot; &amp; [.D36] &amp; &quot; &quot; &amp; [.K36]" office:value-type="string" office:string-value="#Gummersbach 26 ZDF, 3sat, KiKa / ZDFneo, ZDFinfo" calcext:value-type="string">
            <text:p>#Gummersbach 26 ZDF, 3sat, KiKa / ZDFneo, ZDFinfo</text:p>
          </table:table-cell>
        </table:table-row>
        <table:table-row table:style-name="ro1">
          <table:table-cell office:value-type="string" calcext:value-type="string">
            <text:p>Gummersbach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8.11.2004</text:p>
          </table:table-cell>
          <table:table-cell office:value-type="float" office:value="49" calcext:value-type="float">
            <text:p>4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Köln, MDR/WDR-Bonn, NDR/WDR-Aachen, SWR</text:p>
          </table:table-cell>
          <table:table-cell office:value-type="string" calcext:value-type="string">
            <text:p>3 kW</text:p>
          </table:table-cell>
          <table:table-cell/>
          <table:table-cell office:value-type="string" calcext:value-type="string">
            <text:p>T</text:p>
          </table:table-cell>
          <table:table-cell table:formula="of:=[.E37]*1000000" office:value-type="float" office:value="698000000" calcext:value-type="float">
            <text:p>69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7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37];3;7;&quot;&quot;)" office:value-type="string" office:string-value="QAM64" calcext:value-type="string">
            <text:p>QAM64</text:p>
          </table:table-cell>
          <table:table-cell table:formula="of:=[.I37]" office:value-type="string" office:string-value="8k" calcext:value-type="string">
            <text:p>8k</text:p>
          </table:table-cell>
          <table:table-cell table:formula="of:=[.J37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37] &amp; &quot; &quot; &amp; [.D37] &amp; &quot; &quot; &amp; [.K37]" office:value-type="string" office:string-value="#Gummersbach 49 WDR-Köln, MDR/WDR-Bonn, NDR/WDR-Aachen, SWR" calcext:value-type="string">
            <text:p>#Gummersbach 49 WDR-Köln, MDR/WDR-Bonn, NDR/WDR-Aachen, SWR</text:p>
          </table:table-cell>
        </table:table-row>
        <table:table-row table:style-name="ro1">
          <table:table-cell office:value-type="string" calcext:value-type="string">
            <text:p>Gummersbach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8.11.2004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3 kW</text:p>
          </table:table-cell>
          <table:table-cell/>
          <table:table-cell office:value-type="string" calcext:value-type="string">
            <text:p>T</text:p>
          </table:table-cell>
          <table:table-cell table:formula="of:=[.E38]*1000000" office:value-type="float" office:value="706000000" calcext:value-type="float">
            <text:p>70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8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38];3;7;&quot;&quot;)" office:value-type="string" office:string-value="QAM16" calcext:value-type="string">
            <text:p>QAM16</text:p>
          </table:table-cell>
          <table:table-cell table:formula="of:=[.I38]" office:value-type="string" office:string-value="8k" calcext:value-type="string">
            <text:p>8k</text:p>
          </table:table-cell>
          <table:table-cell table:formula="of:=[.J38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38] &amp; &quot; &quot; &amp; [.D38] &amp; &quot; &quot; &amp; [.K38]" office:value-type="string" office:string-value="#Gummersbach 50 Das Erste, arte, Phoenix, EinsFestival" calcext:value-type="string">
            <text:p>#Gummersbach 50 Das Erste, arte, Phoenix, EinsFestival</text:p>
          </table:table-cell>
        </table:table-row>
        <table:table-row table:style-name="ro1">
          <table:table-cell office:value-type="string" calcext:value-type="string">
            <text:p>Hochsauerland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13.11.2007</text:p>
          </table:table-cell>
          <table:table-cell office:value-type="float" office:value="27" calcext:value-type="float">
            <text:p>2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Südwestfalen, NDR, MDR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39]*1000000" office:value-type="float" office:value="522000000" calcext:value-type="float">
            <text:p>52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39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39];3;7;&quot;&quot;)" office:value-type="string" office:string-value="QAM64" calcext:value-type="string">
            <text:p>QAM64</text:p>
          </table:table-cell>
          <table:table-cell table:formula="of:=[.I39]" office:value-type="string" office:string-value="8k" calcext:value-type="string">
            <text:p>8k</text:p>
          </table:table-cell>
          <table:table-cell table:formula="of:=[.J39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39] &amp; &quot; &quot; &amp; [.D39] &amp; &quot; &quot; &amp; [.K39]" office:value-type="string" office:string-value="#Hochsauerland 27 WDR-Südwestfalen, NDR, MDR, SWR" calcext:value-type="string">
            <text:p>#Hochsauerland 27 WDR-Südwestfalen, NDR, MDR, SWR</text:p>
          </table:table-cell>
        </table:table-row>
        <table:table-row table:style-name="ro1">
          <table:table-cell office:value-type="string" calcext:value-type="string">
            <text:p>Hochsauerland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13.11.2007</text:p>
          </table:table-cell>
          <table:table-cell office:value-type="float" office:value="30" calcext:value-type="float">
            <text:p>3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40]*1000000" office:value-type="float" office:value="546000000" calcext:value-type="float">
            <text:p>54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0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40];3;7;&quot;&quot;)" office:value-type="string" office:string-value="QAM16" calcext:value-type="string">
            <text:p>QAM16</text:p>
          </table:table-cell>
          <table:table-cell table:formula="of:=[.I40]" office:value-type="string" office:string-value="8k" calcext:value-type="string">
            <text:p>8k</text:p>
          </table:table-cell>
          <table:table-cell table:formula="of:=[.J40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0] &amp; &quot; &quot; &amp; [.D40] &amp; &quot; &quot; &amp; [.K40]" office:value-type="string" office:string-value="#Hochsauerland 30 ZDF, 3sat, KiKa / ZDFneo, ZDFinfo" calcext:value-type="string">
            <text:p>#Hochsauerland 30 ZDF, 3sat, KiKa / ZDFneo, ZDFinfo</text:p>
          </table:table-cell>
        </table:table-row>
        <table:table-row table:style-name="ro1">
          <table:table-cell office:value-type="string" calcext:value-type="string">
            <text:p>Hochsauerland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13.11.2007</text:p>
          </table:table-cell>
          <table:table-cell office:value-type="float" office:value="60" calcext:value-type="float">
            <text:p>6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41]*1000000" office:value-type="float" office:value="786000000" calcext:value-type="float">
            <text:p>78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1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41];3;7;&quot;&quot;)" office:value-type="string" office:string-value="QAM16" calcext:value-type="string">
            <text:p>QAM16</text:p>
          </table:table-cell>
          <table:table-cell table:formula="of:=[.I41]" office:value-type="string" office:string-value="8k" calcext:value-type="string">
            <text:p>8k</text:p>
          </table:table-cell>
          <table:table-cell table:formula="of:=[.J41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1] &amp; &quot; &quot; &amp; [.D41] &amp; &quot; &quot; &amp; [.K41]" office:value-type="string" office:string-value="#Hochsauerland 60 Das Erste, arte, Phoenix, EinsFestival" calcext:value-type="string">
            <text:p>#Hochsauerland 60 Das Erste, arte, Phoenix, EinsFestival</text:p>
          </table:table-cell>
        </table:table-row>
        <table:table-row table:style-name="ro1">
          <table:table-cell office:value-type="string" calcext:value-type="string">
            <text:p>Hohe Warte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8.11.2004</text:p>
          </table:table-cell>
          <table:table-cell office:value-type="float" office:value="26" calcext:value-type="float">
            <text:p>2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3 kW</text:p>
          </table:table-cell>
          <table:table-cell/>
          <table:table-cell office:value-type="string" calcext:value-type="string">
            <text:p>T</text:p>
          </table:table-cell>
          <table:table-cell table:formula="of:=[.E42]*1000000" office:value-type="float" office:value="514000000" calcext:value-type="float">
            <text:p>51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2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42];3;7;&quot;&quot;)" office:value-type="string" office:string-value="QAM16" calcext:value-type="string">
            <text:p>QAM16</text:p>
          </table:table-cell>
          <table:table-cell table:formula="of:=[.I42]" office:value-type="string" office:string-value="8k" calcext:value-type="string">
            <text:p>8k</text:p>
          </table:table-cell>
          <table:table-cell table:formula="of:=[.J42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2] &amp; &quot; &quot; &amp; [.D42] &amp; &quot; &quot; &amp; [.K42]" office:value-type="string" office:string-value="#Hohe Warte 26 ZDF, 3sat, KiKa / ZDFneo, ZDFinfo" calcext:value-type="string">
            <text:p>#Hohe Warte 26 ZDF, 3sat, KiKa / ZDFneo, ZDFinfo</text:p>
          </table:table-cell>
        </table:table-row>
        <table:table-row table:style-name="ro1">
          <table:table-cell office:value-type="string" calcext:value-type="string">
            <text:p>Hohe Warte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8.11.2004</text:p>
          </table:table-cell>
          <table:table-cell office:value-type="float" office:value="49" calcext:value-type="float">
            <text:p>4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Köln, MDR/WDR-Bonn, NDR/WDR-Aachen, SWR</text:p>
          </table:table-cell>
          <table:table-cell office:value-type="string" calcext:value-type="string">
            <text:p>3 kW</text:p>
          </table:table-cell>
          <table:table-cell/>
          <table:table-cell office:value-type="string" calcext:value-type="string">
            <text:p>T</text:p>
          </table:table-cell>
          <table:table-cell table:formula="of:=[.E43]*1000000" office:value-type="float" office:value="698000000" calcext:value-type="float">
            <text:p>69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3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43];3;7;&quot;&quot;)" office:value-type="string" office:string-value="QAM64" calcext:value-type="string">
            <text:p>QAM64</text:p>
          </table:table-cell>
          <table:table-cell table:formula="of:=[.I43]" office:value-type="string" office:string-value="8k" calcext:value-type="string">
            <text:p>8k</text:p>
          </table:table-cell>
          <table:table-cell table:formula="of:=[.J43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3] &amp; &quot; &quot; &amp; [.D43] &amp; &quot; &quot; &amp; [.K43]" office:value-type="string" office:string-value="#Hohe Warte 49 WDR-Köln, MDR/WDR-Bonn, NDR/WDR-Aachen, SWR" calcext:value-type="string">
            <text:p>#Hohe Warte 49 WDR-Köln, MDR/WDR-Bonn, NDR/WDR-Aachen, SWR</text:p>
          </table:table-cell>
        </table:table-row>
        <table:table-row table:style-name="ro1">
          <table:table-cell office:value-type="string" calcext:value-type="string">
            <text:p>Hohe Warte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4.03.2008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3 kW</text:p>
          </table:table-cell>
          <table:table-cell/>
          <table:table-cell office:value-type="string" calcext:value-type="string">
            <text:p>T</text:p>
          </table:table-cell>
          <table:table-cell table:formula="of:=[.E44]*1000000" office:value-type="float" office:value="706000000" calcext:value-type="float">
            <text:p>70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4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44];3;7;&quot;&quot;)" office:value-type="string" office:string-value="QAM16" calcext:value-type="string">
            <text:p>QAM16</text:p>
          </table:table-cell>
          <table:table-cell table:formula="of:=[.I44]" office:value-type="string" office:string-value="8k" calcext:value-type="string">
            <text:p>8k</text:p>
          </table:table-cell>
          <table:table-cell table:formula="of:=[.J44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4] &amp; &quot; &quot; &amp; [.D44] &amp; &quot; &quot; &amp; [.K44]" office:value-type="string" office:string-value="#Hohe Warte 50 Das Erste, arte, Phoenix, EinsFestival" calcext:value-type="string">
            <text:p>#Hohe Warte 50 Das Erste, arte, Phoenix, EinsFestival</text:p>
          </table:table-cell>
        </table:table-row>
        <table:table-row table:style-name="ro1">
          <table:table-cell office:value-type="string" calcext:value-type="string">
            <text:p>Kleve / Bresser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4.04.2005</text:p>
          </table:table-cell>
          <table:table-cell office:value-type="float" office:value="46" calcext:value-type="float">
            <text:p>4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Düsseldorf, MDR/WDR-Duisburg, NDR/WDR-Berg.Land, SWR</text:p>
          </table:table-cell>
          <table:table-cell office:value-type="string" calcext:value-type="string">
            <text:p>5 kW</text:p>
          </table:table-cell>
          <table:table-cell/>
          <table:table-cell office:value-type="string" calcext:value-type="string">
            <text:p>T</text:p>
          </table:table-cell>
          <table:table-cell table:formula="of:=[.E45]*1000000" office:value-type="float" office:value="674000000" calcext:value-type="float">
            <text:p>67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5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45];3;7;&quot;&quot;)" office:value-type="string" office:string-value="QAM64" calcext:value-type="string">
            <text:p>QAM64</text:p>
          </table:table-cell>
          <table:table-cell table:formula="of:=[.I45]" office:value-type="string" office:string-value="8k" calcext:value-type="string">
            <text:p>8k</text:p>
          </table:table-cell>
          <table:table-cell table:formula="of:=[.J45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5] &amp; &quot; &quot; &amp; [.D45] &amp; &quot; &quot; &amp; [.K45]" office:value-type="string" office:string-value="#Kleve / Bresserberg 46 WDR-Düsseldorf, MDR/WDR-Duisburg, NDR/WDR-Berg.Land, SWR" calcext:value-type="string">
            <text:p>#Kleve / Bresserberg 46 WDR-Düsseldorf, MDR/WDR-Duisburg, NDR/WDR-Berg.Land, SWR</text:p>
          </table:table-cell>
        </table:table-row>
        <table:table-row table:style-name="ro1">
          <table:table-cell office:value-type="string" calcext:value-type="string">
            <text:p>Kleve / Bresser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4.04.2005</text:p>
          </table:table-cell>
          <table:table-cell office:value-type="float" office:value="48" calcext:value-type="float">
            <text:p>4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Leistung</text:p>
          </table:table-cell>
          <table:table-cell office:value-type="string" calcext:value-type="string">
            <text:p>5 kW</text:p>
          </table:table-cell>
          <table:table-cell/>
          <table:table-cell office:value-type="string" calcext:value-type="string">
            <text:p>T</text:p>
          </table:table-cell>
          <table:table-cell table:formula="of:=[.E46]*1000000" office:value-type="float" office:value="690000000" calcext:value-type="float">
            <text:p>69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6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46];3;7;&quot;&quot;)" office:value-type="string" office:string-value="QAM16" calcext:value-type="string">
            <text:p>QAM16</text:p>
          </table:table-cell>
          <table:table-cell table:formula="of:=[.I46]" office:value-type="string" office:string-value="8k" calcext:value-type="string">
            <text:p>8k</text:p>
          </table:table-cell>
          <table:table-cell table:formula="of:=[.J46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6] &amp; &quot; &quot; &amp; [.D46] &amp; &quot; &quot; &amp; [.K46]" office:value-type="string" office:string-value="#Kleve / Bresserberg 48 Das Erste, arte, Phoenix, EinsFestivalLeistung" calcext:value-type="string">
            <text:p>#Kleve / Bresserberg 48 Das Erste, arte, Phoenix, EinsFestivalLeistung</text:p>
          </table:table-cell>
        </table:table-row>
        <table:table-row table:style-name="ro1">
          <table:table-cell office:value-type="string" calcext:value-type="string">
            <text:p>Köln-Coloniu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4.05.2004</text:p>
          </table:table-cell>
          <table:table-cell office:value-type="float" office:value="26" calcext:value-type="float">
            <text:p>2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47]*1000000" office:value-type="float" office:value="514000000" calcext:value-type="float">
            <text:p>51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7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47];3;7;&quot;&quot;)" office:value-type="string" office:string-value="QAM16" calcext:value-type="string">
            <text:p>QAM16</text:p>
          </table:table-cell>
          <table:table-cell table:formula="of:=[.I47]" office:value-type="string" office:string-value="8k" calcext:value-type="string">
            <text:p>8k</text:p>
          </table:table-cell>
          <table:table-cell table:formula="of:=[.J47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7] &amp; &quot; &quot; &amp; [.D47] &amp; &quot; &quot; &amp; [.K47]" office:value-type="string" office:string-value="#Köln-Colonius 26 ZDF, 3sat, KiKa / ZDFneo, ZDFinfo" calcext:value-type="string">
            <text:p>#Köln-Colonius 26 ZDF, 3sat, KiKa / ZDFneo, ZDFinfo</text:p>
          </table:table-cell>
        </table:table-row>
        <table:table-row table:style-name="ro1">
          <table:table-cell office:value-type="string" calcext:value-type="string">
            <text:p>Köln-Coloniu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RTL, RTL2, Super RTL, VOX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48]*1000000" office:value-type="float" office:value="538000000" calcext:value-type="float">
            <text:p>53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8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48];3;7;&quot;&quot;)" office:value-type="string" office:string-value="QAM16" calcext:value-type="string">
            <text:p>QAM16</text:p>
          </table:table-cell>
          <table:table-cell table:formula="of:=[.I48]" office:value-type="string" office:string-value="8k" calcext:value-type="string">
            <text:p>8k</text:p>
          </table:table-cell>
          <table:table-cell table:formula="of:=[.J48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8] &amp; &quot; &quot; &amp; [.D48] &amp; &quot; &quot; &amp; [.K48]" office:value-type="string" office:string-value="#Köln-Colonius 29 RTL, RTL2, Super RTL, VOX" calcext:value-type="string">
            <text:p>#Köln-Colonius 29 RTL, RTL2, Super RTL, VOX</text:p>
          </table:table-cell>
        </table:table-row>
        <table:table-row table:style-name="ro1">
          <table:table-cell office:value-type="string" calcext:value-type="string">
            <text:p>Köln-Coloniu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4.2005</text:p>
          </table:table-cell>
          <table:table-cell office:value-type="float" office:value="36" calcext:value-type="float">
            <text:p>36</text:p>
          </table:table-cell>
          <table:table-cell office:value-type="float" office:value="594" calcext:value-type="float">
            <text:p>59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Tele5, CNN, Eurosport, VIVA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49]*1000000" office:value-type="float" office:value="594000000" calcext:value-type="float">
            <text:p>59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49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49];3;7;&quot;&quot;)" office:value-type="string" office:string-value="QAM16" calcext:value-type="string">
            <text:p>QAM16</text:p>
          </table:table-cell>
          <table:table-cell table:formula="of:=[.I49]" office:value-type="string" office:string-value="8k" calcext:value-type="string">
            <text:p>8k</text:p>
          </table:table-cell>
          <table:table-cell table:formula="of:=[.J49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49] &amp; &quot; &quot; &amp; [.D49] &amp; &quot; &quot; &amp; [.K49]" office:value-type="string" office:string-value="#Köln-Colonius 36 Tele5, CNN, Eurosport, VIVA" calcext:value-type="string">
            <text:p>#Köln-Colonius 36 Tele5, CNN, Eurosport, VIVA</text:p>
          </table:table-cell>
        </table:table-row>
        <table:table-row table:style-name="ro1">
          <table:table-cell office:value-type="string" calcext:value-type="string">
            <text:p>Köln-Coloniu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4.05.2004</text:p>
          </table:table-cell>
          <table:table-cell office:value-type="float" office:value="49" calcext:value-type="float">
            <text:p>49</text:p>
          </table:table-cell>
          <table:table-cell office:value-type="float" office:value="698" calcext:value-type="float">
            <text:p>69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Köln, MDR/WDR-Bonn, NDR/WDR-Aachen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50]*1000000" office:value-type="float" office:value="698000000" calcext:value-type="float">
            <text:p>69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0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50];3;7;&quot;&quot;)" office:value-type="string" office:string-value="QAM64" calcext:value-type="string">
            <text:p>QAM64</text:p>
          </table:table-cell>
          <table:table-cell table:formula="of:=[.I50]" office:value-type="string" office:string-value="8k" calcext:value-type="string">
            <text:p>8k</text:p>
          </table:table-cell>
          <table:table-cell table:formula="of:=[.J50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0] &amp; &quot; &quot; &amp; [.D50] &amp; &quot; &quot; &amp; [.K50]" office:value-type="string" office:string-value="#Köln-Colonius 49 WDR-Köln, MDR/WDR-Bonn, NDR/WDR-Aachen, SWR" calcext:value-type="string">
            <text:p>#Köln-Colonius 49 WDR-Köln, MDR/WDR-Bonn, NDR/WDR-Aachen, SWR</text:p>
          </table:table-cell>
        </table:table-row>
        <table:table-row table:style-name="ro1">
          <table:table-cell office:value-type="string" calcext:value-type="string">
            <text:p>Köln-Coloniu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3.2008</text:p>
          </table:table-cell>
          <table:table-cell office:value-type="float" office:value="50" calcext:value-type="float">
            <text:p>50</text:p>
          </table:table-cell>
          <table:table-cell office:value-type="float" office:value="706" calcext:value-type="float">
            <text:p>7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51]*1000000" office:value-type="float" office:value="706000000" calcext:value-type="float">
            <text:p>70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1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51];3;7;&quot;&quot;)" office:value-type="string" office:string-value="QAM16" calcext:value-type="string">
            <text:p>QAM16</text:p>
          </table:table-cell>
          <table:table-cell table:formula="of:=[.I51]" office:value-type="string" office:string-value="8k" calcext:value-type="string">
            <text:p>8k</text:p>
          </table:table-cell>
          <table:table-cell table:formula="of:=[.J51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1] &amp; &quot; &quot; &amp; [.D51] &amp; &quot; &quot; &amp; [.K51]" office:value-type="string" office:string-value="#Köln-Colonius 50 Das Erste, arte, Phoenix, EinsFestival" calcext:value-type="string">
            <text:p>#Köln-Colonius 50 Das Erste, arte, Phoenix, EinsFestival</text:p>
          </table:table-cell>
        </table:table-row>
        <table:table-row table:style-name="ro1">
          <table:table-cell office:value-type="string" calcext:value-type="string">
            <text:p>Köln-Colonius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3.2008</text:p>
          </table:table-cell>
          <table:table-cell office:value-type="float" office:value="53" calcext:value-type="float">
            <text:p>53</text:p>
          </table:table-cell>
          <table:table-cell office:value-type="float" office:value="730" calcext:value-type="float">
            <text:p>73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ProSieben, Sat.1, Kabel1, N24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52]*1000000" office:value-type="float" office:value="730000000" calcext:value-type="float">
            <text:p>73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2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52];3;7;&quot;&quot;)" office:value-type="string" office:string-value="QAM16" calcext:value-type="string">
            <text:p>QAM16</text:p>
          </table:table-cell>
          <table:table-cell table:formula="of:=[.I52]" office:value-type="string" office:string-value="8k" calcext:value-type="string">
            <text:p>8k</text:p>
          </table:table-cell>
          <table:table-cell table:formula="of:=[.J52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2] &amp; &quot; &quot; &amp; [.D52] &amp; &quot; &quot; &amp; [.K52]" office:value-type="string" office:string-value="#Köln-Colonius 53 ProSieben, Sat.1, Kabel1, N24" calcext:value-type="string">
            <text:p>#Köln-Colonius 53 ProSieben, Sat.1, Kabel1, N24</text:p>
          </table:table-cell>
        </table:table-row>
        <table:table-row table:style-name="ro1">
          <table:table-cell office:value-type="string" calcext:value-type="string">
            <text:p>Langenberg / Hordt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4.04.2005</text:p>
          </table:table-cell>
          <table:table-cell office:value-type="float" office:value="25" calcext:value-type="float">
            <text:p>25</text:p>
          </table:table-cell>
          <table:table-cell office:value-type="float" office:value="506" calcext:value-type="float">
            <text:p>50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8</text:p>
          </table:table-cell>
          <table:table-cell office:value-type="string" calcext:value-type="string">
            <text:p>WDR-Dortmund, NDR/WDR-Ruhr, MDR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53]*1000000" office:value-type="float" office:value="506000000" calcext:value-type="float">
            <text:p>50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3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53];3;7;&quot;&quot;)" office:value-type="string" office:string-value="QAM16" calcext:value-type="string">
            <text:p>QAM16</text:p>
          </table:table-cell>
          <table:table-cell table:formula="of:=[.I53]" office:value-type="string" office:string-value="8k" calcext:value-type="string">
            <text:p>8k</text:p>
          </table:table-cell>
          <table:table-cell table:formula="of:=[.J53]" office:value-type="string" office:string-value="1/8" calcext:value-type="string">
            <text:p>1/8</text:p>
          </table:table-cell>
          <table:table-cell office:value-type="string" calcext:value-type="string">
            <text:p>NONE</text:p>
          </table:table-cell>
          <table:table-cell table:formula="of:=&quot;#&quot; &amp; [.A53] &amp; &quot; &quot; &amp; [.D53] &amp; &quot; &quot; &amp; [.K53]" office:value-type="string" office:string-value="#Langenberg / Hordtberg 25 WDR-Dortmund, NDR/WDR-Ruhr, MDR, SWR" calcext:value-type="string">
            <text:p>#Langenberg / Hordtberg 25 WDR-Dortmund, NDR/WDR-Ruhr, MDR, SWR</text:p>
          </table:table-cell>
        </table:table-row>
        <table:table-row table:style-name="ro1">
          <table:table-cell office:value-type="string" calcext:value-type="string">
            <text:p>Langenberg / Hordt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8.11.2004</text:p>
          </table:table-cell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RTL, RTL2, Super RTL, VOX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54]*1000000" office:value-type="float" office:value="538000000" calcext:value-type="float">
            <text:p>53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4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54];3;7;&quot;&quot;)" office:value-type="string" office:string-value="QAM16" calcext:value-type="string">
            <text:p>QAM16</text:p>
          </table:table-cell>
          <table:table-cell table:formula="of:=[.I54]" office:value-type="string" office:string-value="8k" calcext:value-type="string">
            <text:p>8k</text:p>
          </table:table-cell>
          <table:table-cell table:formula="of:=[.J54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4] &amp; &quot; &quot; &amp; [.D54] &amp; &quot; &quot; &amp; [.K54]" office:value-type="string" office:string-value="#Langenberg / Hordtberg 29 RTL, RTL2, Super RTL, VOX" calcext:value-type="string">
            <text:p>#Langenberg / Hordtberg 29 RTL, RTL2, Super RTL, VOX</text:p>
          </table:table-cell>
        </table:table-row>
        <table:table-row table:style-name="ro1">
          <table:table-cell office:value-type="string" calcext:value-type="string">
            <text:p>Langenberg / Hordt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8.11.2004</text:p>
          </table:table-cell>
          <table:table-cell office:value-type="float" office:value="35" calcext:value-type="float">
            <text:p>3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55]*1000000" office:value-type="float" office:value="586000000" calcext:value-type="float">
            <text:p>58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5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55];3;7;&quot;&quot;)" office:value-type="string" office:string-value="QAM16" calcext:value-type="string">
            <text:p>QAM16</text:p>
          </table:table-cell>
          <table:table-cell table:formula="of:=[.I55]" office:value-type="string" office:string-value="8k" calcext:value-type="string">
            <text:p>8k</text:p>
          </table:table-cell>
          <table:table-cell table:formula="of:=[.J55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5] &amp; &quot; &quot; &amp; [.D55] &amp; &quot; &quot; &amp; [.K55]" office:value-type="string" office:string-value="#Langenberg / Hordtberg 35 ZDF, 3sat, KiKa / ZDFneo, ZDFinfo" calcext:value-type="string">
            <text:p>#Langenberg / Hordtberg 35 ZDF, 3sat, KiKa / ZDFneo, ZDFinfo</text:p>
          </table:table-cell>
        </table:table-row>
        <table:table-row table:style-name="ro1">
          <table:table-cell office:value-type="string" calcext:value-type="string">
            <text:p>Langenberg / Hordt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4.04.2005</text:p>
          </table:table-cell>
          <table:table-cell office:value-type="float" office:value="46" calcext:value-type="float">
            <text:p>4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Düsseldorf, MDR/WDR-Duisburg, NDR/WDR-Berg.Land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56]*1000000" office:value-type="float" office:value="674000000" calcext:value-type="float">
            <text:p>67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6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56];3;7;&quot;&quot;)" office:value-type="string" office:string-value="QAM64" calcext:value-type="string">
            <text:p>QAM64</text:p>
          </table:table-cell>
          <table:table-cell table:formula="of:=[.I56]" office:value-type="string" office:string-value="8k" calcext:value-type="string">
            <text:p>8k</text:p>
          </table:table-cell>
          <table:table-cell table:formula="of:=[.J56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6] &amp; &quot; &quot; &amp; [.D56] &amp; &quot; &quot; &amp; [.K56]" office:value-type="string" office:string-value="#Langenberg / Hordtberg 46 WDR-Düsseldorf, MDR/WDR-Duisburg, NDR/WDR-Berg.Land, SWR" calcext:value-type="string">
            <text:p>#Langenberg / Hordtberg 46 WDR-Düsseldorf, MDR/WDR-Duisburg, NDR/WDR-Berg.Land, SWR</text:p>
          </table:table-cell>
        </table:table-row>
        <table:table-row table:style-name="ro1">
          <table:table-cell office:value-type="string" calcext:value-type="string">
            <text:p>Langenberg / Hordt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1.02.2006</text:p>
          </table:table-cell>
          <table:table-cell office:value-type="float" office:value="48" calcext:value-type="float">
            <text:p>4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57]*1000000" office:value-type="float" office:value="690000000" calcext:value-type="float">
            <text:p>69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7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57];3;7;&quot;&quot;)" office:value-type="string" office:string-value="QAM16" calcext:value-type="string">
            <text:p>QAM16</text:p>
          </table:table-cell>
          <table:table-cell table:formula="of:=[.I57]" office:value-type="string" office:string-value="8k" calcext:value-type="string">
            <text:p>8k</text:p>
          </table:table-cell>
          <table:table-cell table:formula="of:=[.J57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7] &amp; &quot; &quot; &amp; [.D57] &amp; &quot; &quot; &amp; [.K57]" office:value-type="string" office:string-value="#Langenberg / Hordtberg 48 Das Erste, arte, Phoenix, EinsFestival" calcext:value-type="string">
            <text:p>#Langenberg / Hordtberg 48 Das Erste, arte, Phoenix, EinsFestival</text:p>
          </table:table-cell>
        </table:table-row>
        <table:table-row table:style-name="ro1">
          <table:table-cell office:value-type="string" calcext:value-type="string">
            <text:p>Langenberg / Hordt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4.04.2005</text:p>
          </table:table-cell>
          <table:table-cell office:value-type="float" office:value="52" calcext:value-type="float">
            <text:p>5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Tele5, CNN, Eurosport, VIVA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58]*1000000" office:value-type="float" office:value="722000000" calcext:value-type="float">
            <text:p>72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8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58];3;7;&quot;&quot;)" office:value-type="string" office:string-value="QAM16" calcext:value-type="string">
            <text:p>QAM16</text:p>
          </table:table-cell>
          <table:table-cell table:formula="of:=[.I58]" office:value-type="string" office:string-value="8k" calcext:value-type="string">
            <text:p>8k</text:p>
          </table:table-cell>
          <table:table-cell table:formula="of:=[.J58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8] &amp; &quot; &quot; &amp; [.D58] &amp; &quot; &quot; &amp; [.K58]" office:value-type="string" office:string-value="#Langenberg / Hordtberg 52 Tele5, CNN, Eurosport, VIVA" calcext:value-type="string">
            <text:p>#Langenberg / Hordtberg 52 Tele5, CNN, Eurosport, VIVA</text:p>
          </table:table-cell>
        </table:table-row>
        <table:table-row table:style-name="ro1">
          <table:table-cell office:value-type="string" calcext:value-type="string">
            <text:p>Langenberg / Hordt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08.11.2004</text:p>
          </table:table-cell>
          <table:table-cell office:value-type="float" office:value="55" calcext:value-type="float">
            <text:p>5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ProSieben, Sat.1, Kabel1, N24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59]*1000000" office:value-type="float" office:value="746000000" calcext:value-type="float">
            <text:p>74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59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59];3;7;&quot;&quot;)" office:value-type="string" office:string-value="QAM16" calcext:value-type="string">
            <text:p>QAM16</text:p>
          </table:table-cell>
          <table:table-cell table:formula="of:=[.I59]" office:value-type="string" office:string-value="8k" calcext:value-type="string">
            <text:p>8k</text:p>
          </table:table-cell>
          <table:table-cell table:formula="of:=[.J59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59] &amp; &quot; &quot; &amp; [.D59] &amp; &quot; &quot; &amp; [.K59]" office:value-type="string" office:string-value="#Langenberg / Hordtberg 55 ProSieben, Sat.1, Kabel1, N24" calcext:value-type="string">
            <text:p>#Langenberg / Hordtberg 55 ProSieben, Sat.1, Kabel1, N24</text:p>
          </table:table-cell>
        </table:table-row>
        <table:table-row table:style-name="ro1">
          <table:table-cell office:value-type="string" calcext:value-type="string">
            <text:p>Minden (Porta Westfalica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9.05.2006</text:p>
          </table:table-cell>
          <table:table-cell office:value-type="float" office:value="26" calcext:value-type="float">
            <text:p>2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 kW</text:p>
          </table:table-cell>
          <table:table-cell/>
          <table:table-cell office:value-type="string" calcext:value-type="string">
            <text:p>T</text:p>
          </table:table-cell>
          <table:table-cell table:formula="of:=[.E60]*1000000" office:value-type="float" office:value="514000000" calcext:value-type="float">
            <text:p>51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0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60];3;7;&quot;&quot;)" office:value-type="string" office:string-value="QAM16" calcext:value-type="string">
            <text:p>QAM16</text:p>
          </table:table-cell>
          <table:table-cell table:formula="of:=[.I60]" office:value-type="string" office:string-value="8k" calcext:value-type="string">
            <text:p>8k</text:p>
          </table:table-cell>
          <table:table-cell table:formula="of:=[.J60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0] &amp; &quot; &quot; &amp; [.D60] &amp; &quot; &quot; &amp; [.K60]" office:value-type="string" office:string-value="#Minden (Porta Westfalica) 26 Das Erste, arte, Phoenix, EinsFestival" calcext:value-type="string">
            <text:p>#Minden (Porta Westfalica) 26 Das Erste, arte, Phoenix, EinsFestival</text:p>
          </table:table-cell>
        </table:table-row>
        <table:table-row table:style-name="ro1">
          <table:table-cell office:value-type="string" calcext:value-type="string">
            <text:p>Minden (Porta Westfalica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9.05.2006</text:p>
          </table:table-cell>
          <table:table-cell office:value-type="float" office:value="31" calcext:value-type="float">
            <text:p>3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OWL_aktuell, NDR/WDR-Südwestfalen, MDR, SWR</text:p>
          </table:table-cell>
          <table:table-cell office:value-type="string" calcext:value-type="string">
            <text:p>5 kW</text:p>
          </table:table-cell>
          <table:table-cell/>
          <table:table-cell office:value-type="string" calcext:value-type="string">
            <text:p>T</text:p>
          </table:table-cell>
          <table:table-cell table:formula="of:=[.E61]*1000000" office:value-type="float" office:value="554000000" calcext:value-type="float">
            <text:p>55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1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61];3;7;&quot;&quot;)" office:value-type="string" office:string-value="QAM64" calcext:value-type="string">
            <text:p>QAM64</text:p>
          </table:table-cell>
          <table:table-cell table:formula="of:=[.I61]" office:value-type="string" office:string-value="8k" calcext:value-type="string">
            <text:p>8k</text:p>
          </table:table-cell>
          <table:table-cell table:formula="of:=[.J61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1] &amp; &quot; &quot; &amp; [.D61] &amp; &quot; &quot; &amp; [.K61]" office:value-type="string" office:string-value="#Minden (Porta Westfalica) 31 WDR-OWL_aktuell, NDR/WDR-Südwestfalen, MDR, SWR" calcext:value-type="string">
            <text:p>#Minden (Porta Westfalica) 31 WDR-OWL_aktuell, NDR/WDR-Südwestfalen, MDR, SWR</text:p>
          </table:table-cell>
        </table:table-row>
        <table:table-row table:style-name="ro1">
          <table:table-cell office:value-type="string" calcext:value-type="string">
            <text:p>Minden (Porta Westfalica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9.05.2006</text:p>
          </table:table-cell>
          <table:table-cell office:value-type="float" office:value="33" calcext:value-type="float">
            <text:p>3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 kW</text:p>
          </table:table-cell>
          <table:table-cell/>
          <table:table-cell office:value-type="string" calcext:value-type="string">
            <text:p>T</text:p>
          </table:table-cell>
          <table:table-cell table:formula="of:=[.E62]*1000000" office:value-type="float" office:value="570000000" calcext:value-type="float">
            <text:p>57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2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62];3;7;&quot;&quot;)" office:value-type="string" office:string-value="QAM16" calcext:value-type="string">
            <text:p>QAM16</text:p>
          </table:table-cell>
          <table:table-cell table:formula="of:=[.I62]" office:value-type="string" office:string-value="8k" calcext:value-type="string">
            <text:p>8k</text:p>
          </table:table-cell>
          <table:table-cell table:formula="of:=[.J62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2] &amp; &quot; &quot; &amp; [.D62] &amp; &quot; &quot; &amp; [.K62]" office:value-type="string" office:string-value="#Minden (Porta Westfalica) 33 ZDF, 3sat, KiKa / ZDFneo, ZDFinfo" calcext:value-type="string">
            <text:p>#Minden (Porta Westfalica) 33 ZDF, 3sat, KiKa / ZDFneo, ZDFinfo</text:p>
          </table:table-cell>
        </table:table-row>
        <table:table-row table:style-name="ro1">
          <table:table-cell office:value-type="string" calcext:value-type="string">
            <text:p>Münster / Baum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12.06.2007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63]*1000000" office:value-type="float" office:value="474000000" calcext:value-type="float">
            <text:p>47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3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63];3;7;&quot;&quot;)" office:value-type="string" office:string-value="QAM16" calcext:value-type="string">
            <text:p>QAM16</text:p>
          </table:table-cell>
          <table:table-cell table:formula="of:=[.I63]" office:value-type="string" office:string-value="8k" calcext:value-type="string">
            <text:p>8k</text:p>
          </table:table-cell>
          <table:table-cell table:formula="of:=[.J63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3] &amp; &quot; &quot; &amp; [.D63] &amp; &quot; &quot; &amp; [.K63]" office:value-type="string" office:string-value="#Münster / Baumberg 21 Das Erste, arte, Phoenix, EinsFestival" calcext:value-type="string">
            <text:p>#Münster / Baumberg 21 Das Erste, arte, Phoenix, EinsFestival</text:p>
          </table:table-cell>
        </table:table-row>
        <table:table-row table:style-name="ro1">
          <table:table-cell office:value-type="string" calcext:value-type="string">
            <text:p>Münster / Baum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12.06.2007</text:p>
          </table:table-cell>
          <table:table-cell office:value-type="float" office:value="45" calcext:value-type="float">
            <text:p>45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Münster, MDR/WDR-Dortmund, NDR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64]*1000000" office:value-type="float" office:value="666000000" calcext:value-type="float">
            <text:p>66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4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64];3;7;&quot;&quot;)" office:value-type="string" office:string-value="QAM64" calcext:value-type="string">
            <text:p>QAM64</text:p>
          </table:table-cell>
          <table:table-cell table:formula="of:=[.I64]" office:value-type="string" office:string-value="8k" calcext:value-type="string">
            <text:p>8k</text:p>
          </table:table-cell>
          <table:table-cell table:formula="of:=[.J64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4] &amp; &quot; &quot; &amp; [.D64] &amp; &quot; &quot; &amp; [.K64]" office:value-type="string" office:string-value="#Münster / Baumberg 45 WDR-Münster, MDR/WDR-Dortmund, NDR, SWR" calcext:value-type="string">
            <text:p>#Münster / Baumberg 45 WDR-Münster, MDR/WDR-Dortmund, NDR, SWR</text:p>
          </table:table-cell>
        </table:table-row>
        <table:table-row table:style-name="ro1">
          <table:table-cell office:value-type="string" calcext:value-type="string">
            <text:p>Münster / Baumberg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12.06.2007</text:p>
          </table:table-cell>
          <table:table-cell office:value-type="float" office:value="59" calcext:value-type="float">
            <text:p>59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65]*1000000" office:value-type="float" office:value="778000000" calcext:value-type="float">
            <text:p>77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5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65];3;7;&quot;&quot;)" office:value-type="string" office:string-value="QAM16" calcext:value-type="string">
            <text:p>QAM16</text:p>
          </table:table-cell>
          <table:table-cell table:formula="of:=[.I65]" office:value-type="string" office:string-value="8k" calcext:value-type="string">
            <text:p>8k</text:p>
          </table:table-cell>
          <table:table-cell table:formula="of:=[.J65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5] &amp; &quot; &quot; &amp; [.D65] &amp; &quot; &quot; &amp; [.K65]" office:value-type="string" office:string-value="#Münster / Baumberg 59 ZDF, 3sat, KiKa / ZDFneo, ZDFinfo" calcext:value-type="string">
            <text:p>#Münster / Baumberg 59 ZDF, 3sat, KiKa / ZDFneo, ZDFinfo</text:p>
          </table:table-cell>
        </table:table-row>
        <table:table-row table:style-name="ro1">
          <table:table-cell office:value-type="string" calcext:value-type="string">
            <text:p>Münster-Stadt (Fernmeldeturm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12.06.2007</text:p>
          </table:table-cell>
          <table:table-cell office:value-type="float" office:value="21" calcext:value-type="float">
            <text:p>21</text:p>
          </table:table-cell>
          <table:table-cell office:value-type="float" office:value="474" calcext:value-type="float">
            <text:p>47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 kW</text:p>
          </table:table-cell>
          <table:table-cell/>
          <table:table-cell office:value-type="string" calcext:value-type="string">
            <text:p>T</text:p>
          </table:table-cell>
          <table:table-cell table:formula="of:=[.E66]*1000000" office:value-type="float" office:value="474000000" calcext:value-type="float">
            <text:p>47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6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66];3;7;&quot;&quot;)" office:value-type="string" office:string-value="QAM16" calcext:value-type="string">
            <text:p>QAM16</text:p>
          </table:table-cell>
          <table:table-cell table:formula="of:=[.I66]" office:value-type="string" office:string-value="8k" calcext:value-type="string">
            <text:p>8k</text:p>
          </table:table-cell>
          <table:table-cell table:formula="of:=[.J66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6] &amp; &quot; &quot; &amp; [.D66] &amp; &quot; &quot; &amp; [.K66]" office:value-type="string" office:string-value="#Münster-Stadt (Fernmeldeturm) 21 Das Erste, arte, Phoenix, EinsFestival" calcext:value-type="string">
            <text:p>#Münster-Stadt (Fernmeldeturm) 21 Das Erste, arte, Phoenix, EinsFestival</text:p>
          </table:table-cell>
        </table:table-row>
        <table:table-row table:style-name="ro1">
          <table:table-cell office:value-type="string" calcext:value-type="string">
            <text:p>Münster-Stadt (Fernmeldeturm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12.06.2007</text:p>
          </table:table-cell>
          <table:table-cell office:value-type="float" office:value="45" calcext:value-type="float">
            <text:p>45</text:p>
          </table:table-cell>
          <table:table-cell office:value-type="float" office:value="666" calcext:value-type="float">
            <text:p>66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Münster, NDR/WDR-Dortmund, MDR, SWR</text:p>
          </table:table-cell>
          <table:table-cell office:value-type="string" calcext:value-type="string">
            <text:p>5 kW</text:p>
          </table:table-cell>
          <table:table-cell/>
          <table:table-cell office:value-type="string" calcext:value-type="string">
            <text:p>T</text:p>
          </table:table-cell>
          <table:table-cell table:formula="of:=[.E67]*1000000" office:value-type="float" office:value="666000000" calcext:value-type="float">
            <text:p>66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7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67];3;7;&quot;&quot;)" office:value-type="string" office:string-value="QAM64" calcext:value-type="string">
            <text:p>QAM64</text:p>
          </table:table-cell>
          <table:table-cell table:formula="of:=[.I67]" office:value-type="string" office:string-value="8k" calcext:value-type="string">
            <text:p>8k</text:p>
          </table:table-cell>
          <table:table-cell table:formula="of:=[.J67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7] &amp; &quot; &quot; &amp; [.D67] &amp; &quot; &quot; &amp; [.K67]" office:value-type="string" office:string-value="#Münster-Stadt (Fernmeldeturm) 45 WDR-Münster, NDR/WDR-Dortmund, MDR, SWR" calcext:value-type="string">
            <text:p>#Münster-Stadt (Fernmeldeturm) 45 WDR-Münster, NDR/WDR-Dortmund, MDR, SWR</text:p>
          </table:table-cell>
        </table:table-row>
        <table:table-row table:style-name="ro1">
          <table:table-cell office:value-type="string" calcext:value-type="string">
            <text:p>Münster-Stadt (Fernmeldeturm)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12.06.2007</text:p>
          </table:table-cell>
          <table:table-cell office:value-type="float" office:value="59" calcext:value-type="float">
            <text:p>59</text:p>
          </table:table-cell>
          <table:table-cell office:value-type="float" office:value="778" calcext:value-type="float">
            <text:p>77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 kW</text:p>
          </table:table-cell>
          <table:table-cell/>
          <table:table-cell office:value-type="string" calcext:value-type="string">
            <text:p>T</text:p>
          </table:table-cell>
          <table:table-cell table:formula="of:=[.E68]*1000000" office:value-type="float" office:value="778000000" calcext:value-type="float">
            <text:p>77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8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68];3;7;&quot;&quot;)" office:value-type="string" office:string-value="QAM16" calcext:value-type="string">
            <text:p>QAM16</text:p>
          </table:table-cell>
          <table:table-cell table:formula="of:=[.I68]" office:value-type="string" office:string-value="8k" calcext:value-type="string">
            <text:p>8k</text:p>
          </table:table-cell>
          <table:table-cell table:formula="of:=[.J68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8] &amp; &quot; &quot; &amp; [.D68] &amp; &quot; &quot; &amp; [.K68]" office:value-type="string" office:string-value="#Münster-Stadt (Fernmeldeturm) 59 ZDF, 3sat, KiKa / ZDFneo, ZDFinfo" calcext:value-type="string">
            <text:p>#Münster-Stadt (Fernmeldeturm) 59 ZDF, 3sat, KiKa / ZDFneo, ZDFinfo</text:p>
          </table:table-cell>
        </table:table-row>
        <table:table-row table:style-name="ro1">
          <table:table-cell office:value-type="string" calcext:value-type="string">
            <text:p>Nordhelle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13.11.2007</text:p>
          </table:table-cell>
          <table:table-cell office:value-type="float" office:value="27" calcext:value-type="float">
            <text:p>2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Südwestfalen, NDR, MDR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69]*1000000" office:value-type="float" office:value="522000000" calcext:value-type="float">
            <text:p>52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69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69];3;7;&quot;&quot;)" office:value-type="string" office:string-value="QAM64" calcext:value-type="string">
            <text:p>QAM64</text:p>
          </table:table-cell>
          <table:table-cell table:formula="of:=[.I69]" office:value-type="string" office:string-value="8k" calcext:value-type="string">
            <text:p>8k</text:p>
          </table:table-cell>
          <table:table-cell table:formula="of:=[.J69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69] &amp; &quot; &quot; &amp; [.D69] &amp; &quot; &quot; &amp; [.K69]" office:value-type="string" office:string-value="#Nordhelle 27 WDR-Südwestfalen, NDR, MDR, SWR" calcext:value-type="string">
            <text:p>#Nordhelle 27 WDR-Südwestfalen, NDR, MDR, SWR</text:p>
          </table:table-cell>
        </table:table-row>
        <table:table-row table:style-name="ro1">
          <table:table-cell office:value-type="string" calcext:value-type="string">
            <text:p>Nordhelle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13.11.2007</text:p>
          </table:table-cell>
          <table:table-cell office:value-type="float" office:value="30" calcext:value-type="float">
            <text:p>3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70]*1000000" office:value-type="float" office:value="546000000" calcext:value-type="float">
            <text:p>54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0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70];3;7;&quot;&quot;)" office:value-type="string" office:string-value="QAM16" calcext:value-type="string">
            <text:p>QAM16</text:p>
          </table:table-cell>
          <table:table-cell table:formula="of:=[.I70]" office:value-type="string" office:string-value="8k" calcext:value-type="string">
            <text:p>8k</text:p>
          </table:table-cell>
          <table:table-cell table:formula="of:=[.J70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0] &amp; &quot; &quot; &amp; [.D70] &amp; &quot; &quot; &amp; [.K70]" office:value-type="string" office:string-value="#Nordhelle 30 ZDF, 3sat, KiKa / ZDFneo, ZDFinfo" calcext:value-type="string">
            <text:p>#Nordhelle 30 ZDF, 3sat, KiKa / ZDFneo, ZDFinfo</text:p>
          </table:table-cell>
        </table:table-row>
        <table:table-row table:style-name="ro1">
          <table:table-cell office:value-type="string" calcext:value-type="string">
            <text:p>Nordhelle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13.11.2007</text:p>
          </table:table-cell>
          <table:table-cell office:value-type="float" office:value="60" calcext:value-type="float">
            <text:p>6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100 kW</text:p>
          </table:table-cell>
          <table:table-cell/>
          <table:table-cell office:value-type="string" calcext:value-type="string">
            <text:p>T</text:p>
          </table:table-cell>
          <table:table-cell table:formula="of:=[.E71]*1000000" office:value-type="float" office:value="786000000" calcext:value-type="float">
            <text:p>78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1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71];3;7;&quot;&quot;)" office:value-type="string" office:string-value="QAM16" calcext:value-type="string">
            <text:p>QAM16</text:p>
          </table:table-cell>
          <table:table-cell table:formula="of:=[.I71]" office:value-type="string" office:string-value="8k" calcext:value-type="string">
            <text:p>8k</text:p>
          </table:table-cell>
          <table:table-cell table:formula="of:=[.J71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1] &amp; &quot; &quot; &amp; [.D71] &amp; &quot; &quot; &amp; [.K71]" office:value-type="string" office:string-value="#Nordhelle 60 Das Erste, arte, Phoenix, EinsFestival" calcext:value-type="string">
            <text:p>#Nordhelle 60 Das Erste, arte, Phoenix, EinsFestival</text:p>
          </table:table-cell>
        </table:table-row>
        <table:table-row table:style-name="ro1">
          <table:table-cell office:value-type="string" calcext:value-type="string">
            <text:p>Siegen-Stadt (Giersberg)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13.11.2007</text:p>
          </table:table-cell>
          <table:table-cell office:value-type="float" office:value="27" calcext:value-type="float">
            <text:p>27</text:p>
          </table:table-cell>
          <table:table-cell office:value-type="float" office:value="522" calcext:value-type="float">
            <text:p>5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Südwestfalen, NDR, MDR, SWR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72]*1000000" office:value-type="float" office:value="522000000" calcext:value-type="float">
            <text:p>52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2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72];3;7;&quot;&quot;)" office:value-type="string" office:string-value="QAM64" calcext:value-type="string">
            <text:p>QAM64</text:p>
          </table:table-cell>
          <table:table-cell table:formula="of:=[.I72]" office:value-type="string" office:string-value="8k" calcext:value-type="string">
            <text:p>8k</text:p>
          </table:table-cell>
          <table:table-cell table:formula="of:=[.J72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2] &amp; &quot; &quot; &amp; [.D72] &amp; &quot; &quot; &amp; [.K72]" office:value-type="string" office:string-value="#Siegen-Stadt (Giersberg) 27 WDR-Südwestfalen, NDR, MDR, SWR" calcext:value-type="string">
            <text:p>#Siegen-Stadt (Giersberg) 27 WDR-Südwestfalen, NDR, MDR, SWR</text:p>
          </table:table-cell>
        </table:table-row>
        <table:table-row table:style-name="ro1">
          <table:table-cell office:value-type="string" calcext:value-type="string">
            <text:p>Siegen-Stadt (Giersberg)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13.11.2007</text:p>
          </table:table-cell>
          <table:table-cell office:value-type="float" office:value="30" calcext:value-type="float">
            <text:p>30</text:p>
          </table:table-cell>
          <table:table-cell office:value-type="float" office:value="546" calcext:value-type="float">
            <text:p>5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73]*1000000" office:value-type="float" office:value="546000000" calcext:value-type="float">
            <text:p>54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3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73];3;7;&quot;&quot;)" office:value-type="string" office:string-value="QAM16" calcext:value-type="string">
            <text:p>QAM16</text:p>
          </table:table-cell>
          <table:table-cell table:formula="of:=[.I73]" office:value-type="string" office:string-value="8k" calcext:value-type="string">
            <text:p>8k</text:p>
          </table:table-cell>
          <table:table-cell table:formula="of:=[.J73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3] &amp; &quot; &quot; &amp; [.D73] &amp; &quot; &quot; &amp; [.K73]" office:value-type="string" office:string-value="#Siegen-Stadt (Giersberg) 30 ZDF, 3sat, KiKa / ZDFneo, ZDFinfo" calcext:value-type="string">
            <text:p>#Siegen-Stadt (Giersberg) 30 ZDF, 3sat, KiKa / ZDFneo, ZDFinfo</text:p>
          </table:table-cell>
        </table:table-row>
        <table:table-row table:style-name="ro1">
          <table:table-cell office:value-type="string" calcext:value-type="string">
            <text:p>Siegen-Stadt (Giersberg)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13.11.2007</text:p>
          </table:table-cell>
          <table:table-cell office:value-type="float" office:value="60" calcext:value-type="float">
            <text:p>60</text:p>
          </table:table-cell>
          <table:table-cell office:value-type="float" office:value="786" calcext:value-type="float">
            <text:p>7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40 kW</text:p>
          </table:table-cell>
          <table:table-cell/>
          <table:table-cell office:value-type="string" calcext:value-type="string">
            <text:p>T</text:p>
          </table:table-cell>
          <table:table-cell table:formula="of:=[.E74]*1000000" office:value-type="float" office:value="786000000" calcext:value-type="float">
            <text:p>78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4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74];3;7;&quot;&quot;)" office:value-type="string" office:string-value="QAM16" calcext:value-type="string">
            <text:p>QAM16</text:p>
          </table:table-cell>
          <table:table-cell table:formula="of:=[.I74]" office:value-type="string" office:string-value="8k" calcext:value-type="string">
            <text:p>8k</text:p>
          </table:table-cell>
          <table:table-cell table:formula="of:=[.J74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4] &amp; &quot; &quot; &amp; [.D74] &amp; &quot; &quot; &amp; [.K74]" office:value-type="string" office:string-value="#Siegen-Stadt (Giersberg) 60 Das Erste, arte, Phoenix, EinsFestival" calcext:value-type="string">
            <text:p>#Siegen-Stadt (Giersberg) 60 Das Erste, arte, Phoenix, EinsFestival</text:p>
          </table:table-cell>
        </table:table-row>
        <table:table-row table:style-name="ro1">
          <table:table-cell office:value-type="string" calcext:value-type="string">
            <text:p>Teutoburger Wald (Bielstein)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29.05.2006</text:p>
          </table:table-cell>
          <table:table-cell office:value-type="float" office:value="26" calcext:value-type="float">
            <text:p>26</text:p>
          </table:table-cell>
          <table:table-cell office:value-type="float" office:value="514" calcext:value-type="float">
            <text:p>51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75]*1000000" office:value-type="float" office:value="514000000" calcext:value-type="float">
            <text:p>51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5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75];3;7;&quot;&quot;)" office:value-type="string" office:string-value="QAM16" calcext:value-type="string">
            <text:p>QAM16</text:p>
          </table:table-cell>
          <table:table-cell table:formula="of:=[.I75]" office:value-type="string" office:string-value="8k" calcext:value-type="string">
            <text:p>8k</text:p>
          </table:table-cell>
          <table:table-cell table:formula="of:=[.J75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5] &amp; &quot; &quot; &amp; [.D75] &amp; &quot; &quot; &amp; [.K75]" office:value-type="string" office:string-value="#Teutoburger Wald (Bielstein) 26 Das Erste, arte, Phoenix, EinsFestival" calcext:value-type="string">
            <text:p>#Teutoburger Wald (Bielstein) 26 Das Erste, arte, Phoenix, EinsFestival</text:p>
          </table:table-cell>
        </table:table-row>
        <table:table-row table:style-name="ro1">
          <table:table-cell office:value-type="string" calcext:value-type="string">
            <text:p>Teutoburger Wald (Bielstein)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29.05.2006</text:p>
          </table:table-cell>
          <table:table-cell office:value-type="float" office:value="31" calcext:value-type="float">
            <text:p>31</text:p>
          </table:table-cell>
          <table:table-cell office:value-type="float" office:value="554" calcext:value-type="float">
            <text:p>55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OWL_aktuell, NDR/WDR-Südwestfalen, MDR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76]*1000000" office:value-type="float" office:value="554000000" calcext:value-type="float">
            <text:p>55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6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76];3;7;&quot;&quot;)" office:value-type="string" office:string-value="QAM64" calcext:value-type="string">
            <text:p>QAM64</text:p>
          </table:table-cell>
          <table:table-cell table:formula="of:=[.I76]" office:value-type="string" office:string-value="8k" calcext:value-type="string">
            <text:p>8k</text:p>
          </table:table-cell>
          <table:table-cell table:formula="of:=[.J76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6] &amp; &quot; &quot; &amp; [.D76] &amp; &quot; &quot; &amp; [.K76]" office:value-type="string" office:string-value="#Teutoburger Wald (Bielstein) 31 WDR-OWL_aktuell, NDR/WDR-Südwestfalen, MDR, SWR" calcext:value-type="string">
            <text:p>#Teutoburger Wald (Bielstein) 31 WDR-OWL_aktuell, NDR/WDR-Südwestfalen, MDR, SWR</text:p>
          </table:table-cell>
        </table:table-row>
        <table:table-row table:style-name="ro1">
          <table:table-cell office:value-type="string" calcext:value-type="string">
            <text:p>Teutoburger Wald (Bielstein)</text:p>
          </table:table-cell>
          <table:table-cell office:value-type="string" calcext:value-type="string">
            <text:p>WDR</text:p>
          </table:table-cell>
          <table:table-cell office:value-type="string" calcext:value-type="string">
            <text:p>29.05.2006</text:p>
          </table:table-cell>
          <table:table-cell office:value-type="float" office:value="33" calcext:value-type="float">
            <text:p>33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77]*1000000" office:value-type="float" office:value="570000000" calcext:value-type="float">
            <text:p>57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7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77];3;7;&quot;&quot;)" office:value-type="string" office:string-value="QAM16" calcext:value-type="string">
            <text:p>QAM16</text:p>
          </table:table-cell>
          <table:table-cell table:formula="of:=[.I77]" office:value-type="string" office:string-value="8k" calcext:value-type="string">
            <text:p>8k</text:p>
          </table:table-cell>
          <table:table-cell table:formula="of:=[.J77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7] &amp; &quot; &quot; &amp; [.D77] &amp; &quot; &quot; &amp; [.K77]" office:value-type="string" office:string-value="#Teutoburger Wald (Bielstein) 33 ZDF, 3sat, KiKa / ZDFneo, ZDFinfo" calcext:value-type="string">
            <text:p>#Teutoburger Wald (Bielstein) 33 ZDF, 3sat, KiKa / ZDFneo, ZDFinfo</text:p>
          </table:table-cell>
        </table:table-row>
        <table:table-row table:style-name="ro1">
          <table:table-cell office:value-type="string" calcext:value-type="string">
            <text:p>Wesel-Büderich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29" calcext:value-type="float">
            <text:p>29</text:p>
          </table:table-cell>
          <table:table-cell office:value-type="float" office:value="538" calcext:value-type="float">
            <text:p>538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RTL, RTL2, Super RTL, VOX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78]*1000000" office:value-type="float" office:value="538000000" calcext:value-type="float">
            <text:p>538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8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78];3;7;&quot;&quot;)" office:value-type="string" office:string-value="QAM16" calcext:value-type="string">
            <text:p>QAM16</text:p>
          </table:table-cell>
          <table:table-cell table:formula="of:=[.I78]" office:value-type="string" office:string-value="8k" calcext:value-type="string">
            <text:p>8k</text:p>
          </table:table-cell>
          <table:table-cell table:formula="of:=[.J78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8] &amp; &quot; &quot; &amp; [.D78] &amp; &quot; &quot; &amp; [.K78]" office:value-type="string" office:string-value="#Wesel-Büderich 29 RTL, RTL2, Super RTL, VOX" calcext:value-type="string">
            <text:p>#Wesel-Büderich 29 RTL, RTL2, Super RTL, VOX</text:p>
          </table:table-cell>
        </table:table-row>
        <table:table-row table:style-name="ro1">
          <table:table-cell office:value-type="string" calcext:value-type="string">
            <text:p>Wesel-Büderich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35" calcext:value-type="float">
            <text:p>3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79]*1000000" office:value-type="float" office:value="586000000" calcext:value-type="float">
            <text:p>58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79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79];3;7;&quot;&quot;)" office:value-type="string" office:string-value="QAM16" calcext:value-type="string">
            <text:p>QAM16</text:p>
          </table:table-cell>
          <table:table-cell table:formula="of:=[.I79]" office:value-type="string" office:string-value="8k" calcext:value-type="string">
            <text:p>8k</text:p>
          </table:table-cell>
          <table:table-cell table:formula="of:=[.J79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79] &amp; &quot; &quot; &amp; [.D79] &amp; &quot; &quot; &amp; [.K79]" office:value-type="string" office:string-value="#Wesel-Büderich 35 ZDF, 3sat, KiKa / ZDFneo, ZDFinfo" calcext:value-type="string">
            <text:p>#Wesel-Büderich 35 ZDF, 3sat, KiKa / ZDFneo, ZDFinfo</text:p>
          </table:table-cell>
        </table:table-row>
        <table:table-row table:style-name="ro1">
          <table:table-cell office:value-type="string" calcext:value-type="string">
            <text:p>Wesel-Büderich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4.2005</text:p>
          </table:table-cell>
          <table:table-cell office:value-type="float" office:value="46" calcext:value-type="float">
            <text:p>46</text:p>
          </table:table-cell>
          <table:table-cell office:value-type="float" office:value="674" calcext:value-type="float">
            <text:p>674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64 QAM</text:p>
          </table:table-cell>
          <table:table-cell office:value-type="string" calcext:value-type="string">
            <text:p>1/2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WDR-Düsseldorf, MDR/WDR-Duisburg, NDR/WDR-Berg.Land, SWR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80]*1000000" office:value-type="float" office:value="674000000" calcext:value-type="float">
            <text:p>674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80]" office:value-type="string" office:string-value="1/2" calcext:value-type="string">
            <text:p>1/2</text:p>
          </table:table-cell>
          <table:table-cell office:value-type="string" calcext:value-type="string">
            <text:p>NONE</text:p>
          </table:table-cell>
          <table:table-cell table:formula="of:=&quot;QAM&quot; &amp; REPLACE([.G80];3;7;&quot;&quot;)" office:value-type="string" office:string-value="QAM64" calcext:value-type="string">
            <text:p>QAM64</text:p>
          </table:table-cell>
          <table:table-cell table:formula="of:=[.I80]" office:value-type="string" office:string-value="8k" calcext:value-type="string">
            <text:p>8k</text:p>
          </table:table-cell>
          <table:table-cell table:formula="of:=[.J80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80] &amp; &quot; &quot; &amp; [.D80] &amp; &quot; &quot; &amp; [.K80]" office:value-type="string" office:string-value="#Wesel-Büderich 46 WDR-Düsseldorf, MDR/WDR-Duisburg, NDR/WDR-Berg.Land, SWR" calcext:value-type="string">
            <text:p>#Wesel-Büderich 46 WDR-Düsseldorf, MDR/WDR-Duisburg, NDR/WDR-Berg.Land, SWR</text:p>
          </table:table-cell>
        </table:table-row>
        <table:table-row table:style-name="ro1">
          <table:table-cell office:value-type="string" calcext:value-type="string">
            <text:p>Wesel-Büderich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1.02.2006</text:p>
          </table:table-cell>
          <table:table-cell office:value-type="float" office:value="48" calcext:value-type="float">
            <text:p>4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81]*1000000" office:value-type="float" office:value="690000000" calcext:value-type="float">
            <text:p>69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81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81];3;7;&quot;&quot;)" office:value-type="string" office:string-value="QAM16" calcext:value-type="string">
            <text:p>QAM16</text:p>
          </table:table-cell>
          <table:table-cell table:formula="of:=[.I81]" office:value-type="string" office:string-value="8k" calcext:value-type="string">
            <text:p>8k</text:p>
          </table:table-cell>
          <table:table-cell table:formula="of:=[.J81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81] &amp; &quot; &quot; &amp; [.D81] &amp; &quot; &quot; &amp; [.K81]" office:value-type="string" office:string-value="#Wesel-Büderich 48 Das Erste, arte, Phoenix, EinsFestival" calcext:value-type="string">
            <text:p>#Wesel-Büderich 48 Das Erste, arte, Phoenix, EinsFestival</text:p>
          </table:table-cell>
        </table:table-row>
        <table:table-row table:style-name="ro1">
          <table:table-cell office:value-type="string" calcext:value-type="string">
            <text:p>Wesel-Büderich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4.04.2005</text:p>
          </table:table-cell>
          <table:table-cell office:value-type="float" office:value="52" calcext:value-type="float">
            <text:p>52</text:p>
          </table:table-cell>
          <table:table-cell office:value-type="float" office:value="722" calcext:value-type="float">
            <text:p>722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Tele5, CNN, Eurosport, VIVA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82]*1000000" office:value-type="float" office:value="722000000" calcext:value-type="float">
            <text:p>72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82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82];3;7;&quot;&quot;)" office:value-type="string" office:string-value="QAM16" calcext:value-type="string">
            <text:p>QAM16</text:p>
          </table:table-cell>
          <table:table-cell table:formula="of:=[.I82]" office:value-type="string" office:string-value="8k" calcext:value-type="string">
            <text:p>8k</text:p>
          </table:table-cell>
          <table:table-cell table:formula="of:=[.J82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82] &amp; &quot; &quot; &amp; [.D82] &amp; &quot; &quot; &amp; [.K82]" office:value-type="string" office:string-value="#Wesel-Büderich 52 Tele5, CNN, Eurosport, VIVA" calcext:value-type="string">
            <text:p>#Wesel-Büderich 52 Tele5, CNN, Eurosport, VIVA</text:p>
          </table:table-cell>
        </table:table-row>
        <table:table-row table:style-name="ro1">
          <table:table-cell office:value-type="string" calcext:value-type="string">
            <text:p>Wesel-Büderich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08.11.2004</text:p>
          </table:table-cell>
          <table:table-cell office:value-type="float" office:value="55" calcext:value-type="float">
            <text:p>55</text:p>
          </table:table-cell>
          <table:table-cell office:value-type="float" office:value="746" calcext:value-type="float">
            <text:p>746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ProSieben, Sat.1, Kabel1, N24</text:p>
          </table:table-cell>
          <table:table-cell office:value-type="string" calcext:value-type="string">
            <text:p>50 kW</text:p>
          </table:table-cell>
          <table:table-cell/>
          <table:table-cell office:value-type="string" calcext:value-type="string">
            <text:p>T</text:p>
          </table:table-cell>
          <table:table-cell table:formula="of:=[.E83]*1000000" office:value-type="float" office:value="746000000" calcext:value-type="float">
            <text:p>74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83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83];3;7;&quot;&quot;)" office:value-type="string" office:string-value="QAM16" calcext:value-type="string">
            <text:p>QAM16</text:p>
          </table:table-cell>
          <table:table-cell table:formula="of:=[.I83]" office:value-type="string" office:string-value="8k" calcext:value-type="string">
            <text:p>8k</text:p>
          </table:table-cell>
          <table:table-cell table:formula="of:=[.J83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83] &amp; &quot; &quot; &amp; [.D83] &amp; &quot; &quot; &amp; [.K83]" office:value-type="string" office:string-value="#Wesel-Büderich 55 ProSieben, Sat.1, Kabel1, N24" calcext:value-type="string">
            <text:p>#Wesel-Büderich 55 ProSieben, Sat.1, Kabel1, N24</text:p>
          </table:table-cell>
        </table:table-row>
        <table:table-row table:style-name="ro1">
          <table:table-cell office:value-type="string" calcext:value-type="string">
            <text:p>Wuppertal-Küllenhah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9.05.2006</text:p>
          </table:table-cell>
          <table:table-cell office:value-type="float" office:value="22" calcext:value-type="float">
            <text:p>22</text:p>
          </table:table-cell>
          <table:table-cell office:value-type="float" office:value="482" calcext:value-type="float">
            <text:p>48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8</text:p>
          </table:table-cell>
          <table:table-cell office:value-type="string" calcext:value-type="string">
            <text:p>WDR-BergischesLand, NDR/WDR-Düsseldorf, MDR, SWR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84]*1000000" office:value-type="float" office:value="482000000" calcext:value-type="float">
            <text:p>482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84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84];3;7;&quot;&quot;)" office:value-type="string" office:string-value="QAM16" calcext:value-type="string">
            <text:p>QAM16</text:p>
          </table:table-cell>
          <table:table-cell table:formula="of:=[.I84]" office:value-type="string" office:string-value="8k" calcext:value-type="string">
            <text:p>8k</text:p>
          </table:table-cell>
          <table:table-cell table:formula="of:=[.J84]" office:value-type="string" office:string-value="1/8" calcext:value-type="string">
            <text:p>1/8</text:p>
          </table:table-cell>
          <table:table-cell office:value-type="string" calcext:value-type="string">
            <text:p>NONE</text:p>
          </table:table-cell>
          <table:table-cell table:formula="of:=&quot;#&quot; &amp; [.A84] &amp; &quot; &quot; &amp; [.D84] &amp; &quot; &quot; &amp; [.K84]" office:value-type="string" office:string-value="#Wuppertal-Küllenhahn 22 WDR-BergischesLand, NDR/WDR-Düsseldorf, MDR, SWR" calcext:value-type="string">
            <text:p>#Wuppertal-Küllenhahn 22 WDR-BergischesLand, NDR/WDR-Düsseldorf, MDR, SWR</text:p>
          </table:table-cell>
        </table:table-row>
        <table:table-row table:style-name="ro1">
          <table:table-cell office:value-type="string" calcext:value-type="string">
            <text:p>Wuppertal-Küllenhah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9.05.2006</text:p>
          </table:table-cell>
          <table:table-cell office:value-type="float" office:value="35" calcext:value-type="float">
            <text:p>35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ZDF, 3sat, KiKa / ZDFneo, ZDFinfo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85]*1000000" office:value-type="float" office:value="586000000" calcext:value-type="float">
            <text:p>586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85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85];3;7;&quot;&quot;)" office:value-type="string" office:string-value="QAM16" calcext:value-type="string">
            <text:p>QAM16</text:p>
          </table:table-cell>
          <table:table-cell table:formula="of:=[.I85]" office:value-type="string" office:string-value="8k" calcext:value-type="string">
            <text:p>8k</text:p>
          </table:table-cell>
          <table:table-cell table:formula="of:=[.J85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85] &amp; &quot; &quot; &amp; [.D85] &amp; &quot; &quot; &amp; [.K85]" office:value-type="string" office:string-value="#Wuppertal-Küllenhahn 35 ZDF, 3sat, KiKa / ZDFneo, ZDFinfo" calcext:value-type="string">
            <text:p>#Wuppertal-Küllenhahn 35 ZDF, 3sat, KiKa / ZDFneo, ZDFinfo</text:p>
          </table:table-cell>
        </table:table-row>
        <table:table-row table:style-name="ro1">
          <table:table-cell office:value-type="string" calcext:value-type="string">
            <text:p>Wuppertal-Küllenhahn</text:p>
          </table:table-cell>
          <table:table-cell office:value-type="string" calcext:value-type="string">
            <text:p>MB</text:p>
          </table:table-cell>
          <table:table-cell office:value-type="string" calcext:value-type="string">
            <text:p>29.05.2006</text:p>
          </table:table-cell>
          <table:table-cell office:value-type="float" office:value="48" calcext:value-type="float">
            <text:p>48</text:p>
          </table:table-cell>
          <table:table-cell office:value-type="float" office:value="690" calcext:value-type="float">
            <text:p>690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16 QAM</text:p>
          </table:table-cell>
          <table:table-cell office:value-type="string" calcext:value-type="string">
            <text:p>2/3</text:p>
          </table:table-cell>
          <table:table-cell office:value-type="string" calcext:value-type="string">
            <text:p>8k</text:p>
          </table:table-cell>
          <table:table-cell office:value-type="string" calcext:value-type="string">
            <text:p>1/4</text:p>
          </table:table-cell>
          <table:table-cell office:value-type="string" calcext:value-type="string">
            <text:p>Das Erste, arte, Phoenix, EinsFestivalLeistung</text:p>
          </table:table-cell>
          <table:table-cell office:value-type="string" calcext:value-type="string">
            <text:p>20 kW</text:p>
          </table:table-cell>
          <table:table-cell/>
          <table:table-cell office:value-type="string" calcext:value-type="string">
            <text:p>T</text:p>
          </table:table-cell>
          <table:table-cell table:formula="of:=[.E86]*1000000" office:value-type="float" office:value="690000000" calcext:value-type="float">
            <text:p>690000000</text:p>
          </table:table-cell>
          <table:table-cell table:formula="of:=&quot;8MHz&quot;" office:value-type="string" office:string-value="8MHz" calcext:value-type="string">
            <text:p>8MHz</text:p>
          </table:table-cell>
          <table:table-cell table:formula="of:=[.H86]" office:value-type="string" office:string-value="2/3" calcext:value-type="string">
            <text:p>2/3</text:p>
          </table:table-cell>
          <table:table-cell office:value-type="string" calcext:value-type="string">
            <text:p>NONE</text:p>
          </table:table-cell>
          <table:table-cell table:formula="of:=&quot;QAM&quot; &amp; REPLACE([.G86];3;7;&quot;&quot;)" office:value-type="string" office:string-value="QAM16" calcext:value-type="string">
            <text:p>QAM16</text:p>
          </table:table-cell>
          <table:table-cell table:formula="of:=[.I86]" office:value-type="string" office:string-value="8k" calcext:value-type="string">
            <text:p>8k</text:p>
          </table:table-cell>
          <table:table-cell table:formula="of:=[.J86]" office:value-type="string" office:string-value="1/4" calcext:value-type="string">
            <text:p>1/4</text:p>
          </table:table-cell>
          <table:table-cell office:value-type="string" calcext:value-type="string">
            <text:p>NONE</text:p>
          </table:table-cell>
          <table:table-cell table:formula="of:=&quot;#&quot; &amp; [.A86] &amp; &quot; &quot; &amp; [.D86] &amp; &quot; &quot; &amp; [.K86]" office:value-type="string" office:string-value="#Wuppertal-Küllenhahn 48 Das Erste, arte, Phoenix, EinsFestivalLeistung" calcext:value-type="string">
            <text:p>#Wuppertal-Küllenhahn 48 Das Erste, arte, Phoenix, EinsFestivalLeistung</text:p>
          </table:table-cell>
        </table:table-row>
      </table:table>
      <table:named-expressions/>
      <table:database-ranges>
        <table:database-range table:name="__Anonymous_Sheet_DB__0" table:target-range-address="'dvbt-vom-2013-11-30'.A1:'dvbt-vom-2013-11-30'.W86" table:display-filter-buttons="true" table:orientation="column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06">00.00.0000</text:date>, <text:time style:data-style-name="N2" text:time-value="20:30:29.498660146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4.2$Linux_X86_64 LibreOffice_project/420m0$Build-2</meta:generator>
    <meta:editing-duration>P0D</meta:editing-duration>
    <meta:editing-cycles>1</meta:editing-cycles>
    <meta:creation-date>2014-07-06T20:30:35.381174305</meta:creation-date>
    <meta:document-statistic meta:table-count="1" meta:cell-count="1893" meta:object-count="0"/>
  </office:meta>
</office:document-meta>
</file>